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Pictures/10000000000003790000005F7240A9E623B3F569.png" manifest:media-type="image/png"/>
  <manifest:file-entry manifest:full-path="Pictures/100000000000020A0000008CFE129ED7877372FB.png" manifest:media-type="image/png"/>
  <manifest:file-entry manifest:full-path="Pictures/10000000000002F20000009A0B79C53223E927F1.png" manifest:media-type="image/png"/>
  <manifest:file-entry manifest:full-path="Pictures/100000000000031B000000AEEF8AF2724F4040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28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29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30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31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32" style:family="paragraph" style:parent-style-name="Standard">
      <style:text-properties officeooo:rsid="0011771c" officeooo:paragraph-rsid="0011771c"/>
    </style:style>
    <style:style style:name="P233" style:family="paragraph" style:parent-style-name="Standard">
      <style:text-properties officeooo:rsid="0011eb25" officeooo:paragraph-rsid="0011eb25"/>
    </style:style>
    <style:style style:name="P234" style:family="paragraph" style:parent-style-name="Standard">
      <style:text-properties officeooo:rsid="00131a23" officeooo:paragraph-rsid="00131a23"/>
    </style:style>
    <style:style style:name="P235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36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37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38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39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40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41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42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43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44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45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46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47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48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49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50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251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252" style:family="paragraph" style:parent-style-name="Standard">
      <style:paragraph-properties fo:margin-left="0cm" fo:margin-right="0cm" fo:line-height="105%" fo:text-indent="0cm" style:auto-text-indent="false"/>
    </style:style>
    <style:style style:name="P25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5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5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5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5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5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9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60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61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62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fo:font-size="12pt" fo:font-style="normal" fo:font-weight="normal" officeooo:rsid="02baaa85" officeooo:paragraph-rsid="02baaa85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text-properties fo:font-size="12pt" fo:font-style="normal" fo:font-weight="normal" officeooo:rsid="02afbd0c" officeooo:paragraph-rsid="02bdb87d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text-properties fo:font-size="12pt" fo:font-style="normal" fo:font-weight="normal" officeooo:rsid="02ce165a" officeooo:paragraph-rsid="02ce165a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text-properties fo:font-size="12pt" fo:font-style="normal" fo:font-weight="normal" officeooo:rsid="02d405ca" officeooo:paragraph-rsid="02d405ca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text-properties fo:font-size="12pt" fo:font-style="normal" fo:font-weight="normal" officeooo:rsid="02d72cb7" officeooo:paragraph-rsid="02d72cb7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text-properties fo:font-size="12pt" fo:font-style="normal" fo:font-weight="normal" officeooo:rsid="02da5ce9" officeooo:paragraph-rsid="02da5ce9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text-properties fo:font-size="12pt" fo:font-style="normal" fo:font-weight="normal" officeooo:rsid="02dbb37e" officeooo:paragraph-rsid="02dbb37e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text-properties fo:font-size="12pt" fo:font-style="normal" fo:font-weight="normal" officeooo:rsid="02de2f91" officeooo:paragraph-rsid="02de2f91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text-properties fo:font-size="12pt" fo:font-style="normal" fo:font-weight="normal" officeooo:rsid="02e0f1d2" officeooo:paragraph-rsid="02e0f1d2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text-properties fo:font-size="12pt" fo:font-style="normal" fo:font-weight="normal" officeooo:rsid="02e2d14f" officeooo:paragraph-rsid="02e2d14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text-properties fo:font-size="12pt" fo:font-style="normal" fo:font-weight="normal" officeooo:rsid="02e39f56" officeooo:paragraph-rsid="02e39f56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text-properties fo:font-size="12pt" fo:font-style="normal" fo:font-weight="normal" officeooo:rsid="02e4f4e5" officeooo:paragraph-rsid="02e4f4e5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text-properties fo:font-size="12pt" fo:font-style="normal" fo:font-weight="normal" officeooo:rsid="02e5739a" officeooo:paragraph-rsid="02e5739a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text-properties fo:font-size="12pt" fo:font-style="normal" fo:font-weight="normal" officeooo:rsid="02e82d97" officeooo:paragraph-rsid="02e82d97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text-properties fo:font-size="12pt" fo:font-style="normal" fo:font-weight="normal" officeooo:rsid="02e82d97" officeooo:paragraph-rsid="02e9b3c3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text-properties fo:font-size="14pt" fo:font-style="normal" fo:font-weight="bold" officeooo:rsid="02baaa85" officeooo:paragraph-rsid="02baaa85" style:font-size-asian="14pt" style:font-style-asian="normal" style:font-weight-asian="bold" style:font-size-complex="14pt" style:font-style-complex="normal" style:font-weight-complex="bold"/>
    </style:style>
    <style:style style:name="P280" style:family="paragraph">
      <style:paragraph-properties fo:margin-left="0cm" fo:margin-right="0cm" fo:line-height="106%" fo:text-indent="0cm"/>
    </style:style>
    <style:style style:name="P281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weight="bold" officeooo:rsid="02c253f1" style:font-weight-asian="bold" style:font-weight-complex="bold"/>
    </style:style>
    <style:style style:name="T46" style:family="text">
      <style:text-properties fo:font-weight="bold" officeooo:rsid="02ce1a20" style:font-weight-asian="bold" style:font-weight-complex="bold"/>
    </style:style>
    <style:style style:name="T47" style:family="text">
      <style:text-properties fo:font-weight="bold" officeooo:rsid="02df3a44" style:font-weight-asian="bold" style:font-weight-complex="bold"/>
    </style:style>
    <style:style style:name="T48" style:family="text">
      <style:text-properties fo:font-weight="bold" officeooo:rsid="02e9b3c3" style:font-weight-asian="bold" style:font-weight-complex="bold"/>
    </style:style>
    <style:style style:name="T49" style:family="text">
      <style:text-properties fo:font-size="14pt" fo:font-weight="bold" officeooo:rsid="001538b0" style:font-size-asian="12.25pt" style:font-weight-asian="bold" style:font-size-complex="14pt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52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54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56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officeooo:rsid="001a7cba"/>
    </style:style>
    <style:style style:name="T58" style:family="text">
      <style:text-properties officeooo:rsid="001fc57f"/>
    </style:style>
    <style:style style:name="T59" style:family="text">
      <style:text-properties officeooo:rsid="002d2d6e"/>
    </style:style>
    <style:style style:name="T60" style:family="text">
      <style:text-properties officeooo:rsid="002ec8d4"/>
    </style:style>
    <style:style style:name="T61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62" style:family="text">
      <style:text-properties officeooo:rsid="00346025"/>
    </style:style>
    <style:style style:name="T63" style:family="text">
      <style:text-properties officeooo:rsid="003ec974"/>
    </style:style>
    <style:style style:name="T64" style:family="text">
      <style:text-properties officeooo:rsid="00413c50"/>
    </style:style>
    <style:style style:name="T65" style:family="text">
      <style:text-properties officeooo:rsid="004d41a8"/>
    </style:style>
    <style:style style:name="T66" style:family="text">
      <style:text-properties officeooo:rsid="00584113"/>
    </style:style>
    <style:style style:name="T67" style:family="text">
      <style:text-properties officeooo:rsid="006555aa"/>
    </style:style>
    <style:style style:name="T68" style:family="text">
      <style:text-properties officeooo:rsid="0065565c"/>
    </style:style>
    <style:style style:name="T69" style:family="text">
      <style:text-properties officeooo:rsid="0065f602"/>
    </style:style>
    <style:style style:name="T70" style:family="text">
      <style:text-properties officeooo:rsid="0073eab6"/>
    </style:style>
    <style:style style:name="T71" style:family="text">
      <style:text-properties officeooo:rsid="007e8ec4"/>
    </style:style>
    <style:style style:name="T72" style:family="text">
      <style:text-properties officeooo:rsid="00ab0d42"/>
    </style:style>
    <style:style style:name="T73" style:family="text">
      <style:text-properties officeooo:rsid="00c1ee46"/>
    </style:style>
    <style:style style:name="T74" style:family="text">
      <style:text-properties officeooo:rsid="00c7b920"/>
    </style:style>
    <style:style style:name="T75" style:family="text">
      <style:text-properties officeooo:rsid="00cabbfe"/>
    </style:style>
    <style:style style:name="T76" style:family="text">
      <style:text-properties officeooo:rsid="00d57b61"/>
    </style:style>
    <style:style style:name="T77" style:family="text">
      <style:text-properties officeooo:rsid="00e45cc8"/>
    </style:style>
    <style:style style:name="T78" style:family="text">
      <style:text-properties officeooo:rsid="00e5b3c4"/>
    </style:style>
    <style:style style:name="T79" style:family="text">
      <style:text-properties officeooo:rsid="00e69ba2"/>
    </style:style>
    <style:style style:name="T80" style:family="text">
      <style:text-properties officeooo:rsid="00e87ced"/>
    </style:style>
    <style:style style:name="T81" style:family="text">
      <style:text-properties officeooo:rsid="00f07c7a"/>
    </style:style>
    <style:style style:name="T82" style:family="text">
      <style:text-properties officeooo:rsid="00f1a677"/>
    </style:style>
    <style:style style:name="T83" style:family="text">
      <style:text-properties officeooo:rsid="00fdbfdf"/>
    </style:style>
    <style:style style:name="T84" style:family="text">
      <style:text-properties officeooo:rsid="00ffc702"/>
    </style:style>
    <style:style style:name="T85" style:family="text">
      <style:text-properties officeooo:rsid="0100e4e1"/>
    </style:style>
    <style:style style:name="T86" style:family="text">
      <style:text-properties officeooo:rsid="0100ed2d"/>
    </style:style>
    <style:style style:name="T87" style:family="text">
      <style:text-properties officeooo:rsid="01047e4d"/>
    </style:style>
    <style:style style:name="T88" style:family="text">
      <style:text-properties officeooo:rsid="01097532"/>
    </style:style>
    <style:style style:name="T89" style:family="text">
      <style:text-properties fo:font-size="18pt" fo:font-weight="bold" style:font-size-asian="18pt" style:font-weight-asian="bold" style:font-size-complex="18pt" style:font-weight-complex="bold"/>
    </style:style>
    <style:style style:name="T90" style:family="text">
      <style:text-properties officeooo:rsid="0115c8ce"/>
    </style:style>
    <style:style style:name="T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officeooo:rsid="01252757"/>
    </style:style>
    <style:style style:name="T93" style:family="text">
      <style:text-properties officeooo:rsid="012a4f77"/>
    </style:style>
    <style:style style:name="T94" style:family="text">
      <style:text-properties fo:font-size="13pt" fo:font-weight="bold" style:font-size-asian="13pt" style:font-weight-asian="bold" style:font-size-complex="13pt" style:font-weight-complex="bold"/>
    </style:style>
    <style:style style:name="T95" style:family="text">
      <style:text-properties officeooo:rsid="012f4372"/>
    </style:style>
    <style:style style:name="T96" style:family="text">
      <style:text-properties officeooo:rsid="0135ed52"/>
    </style:style>
    <style:style style:name="T97" style:family="text">
      <style:text-properties officeooo:rsid="01374206"/>
    </style:style>
    <style:style style:name="T98" style:family="text">
      <style:text-properties officeooo:rsid="0137eb3f"/>
    </style:style>
    <style:style style:name="T99" style:family="text">
      <style:text-properties officeooo:rsid="01399356"/>
    </style:style>
    <style:style style:name="T100" style:family="text">
      <style:text-properties officeooo:rsid="013a4616"/>
    </style:style>
    <style:style style:name="T101" style:family="text">
      <style:text-properties officeooo:rsid="013c65cf"/>
    </style:style>
    <style:style style:name="T102" style:family="text">
      <style:text-properties officeooo:rsid="0148df8e"/>
    </style:style>
    <style:style style:name="T103" style:family="text">
      <style:text-properties officeooo:rsid="015ff0ee"/>
    </style:style>
    <style:style style:name="T104" style:family="text">
      <style:text-properties officeooo:rsid="016de779"/>
    </style:style>
    <style:style style:name="T105" style:family="text">
      <style:text-properties officeooo:rsid="0173a8b5"/>
    </style:style>
    <style:style style:name="T106" style:family="text">
      <style:text-properties officeooo:rsid="0174dc7d"/>
    </style:style>
    <style:style style:name="T107" style:family="text">
      <style:text-properties officeooo:rsid="017bb8ed"/>
    </style:style>
    <style:style style:name="T108" style:family="text">
      <style:text-properties officeooo:rsid="018bbead"/>
    </style:style>
    <style:style style:name="T109" style:family="text">
      <style:text-properties officeooo:rsid="019428bb"/>
    </style:style>
    <style:style style:name="T110" style:family="text">
      <style:text-properties officeooo:rsid="01a11908"/>
    </style:style>
    <style:style style:name="T111" style:family="text">
      <style:text-properties officeooo:rsid="01ab415c"/>
    </style:style>
    <style:style style:name="T112" style:family="text">
      <style:text-properties officeooo:rsid="01b445e4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1e50387" style:font-weight-asian="normal" style:font-weight-complex="normal"/>
    </style:style>
    <style:style style:name="T115" style:family="text">
      <style:text-properties fo:font-weight="normal" officeooo:rsid="01e65cf2" style:font-weight-asian="normal" style:font-weight-complex="normal"/>
    </style:style>
    <style:style style:name="T116" style:family="text">
      <style:text-properties fo:font-weight="normal" officeooo:rsid="01e77773" style:font-weight-asian="normal" style:font-weight-complex="normal"/>
    </style:style>
    <style:style style:name="T117" style:family="text">
      <style:text-properties fo:font-weight="normal" officeooo:rsid="01e85f58" style:font-weight-asian="normal" style:font-weight-complex="normal"/>
    </style:style>
    <style:style style:name="T118" style:family="text">
      <style:text-properties officeooo:rsid="01d05570"/>
    </style:style>
    <style:style style:name="T119" style:family="text">
      <style:text-properties officeooo:rsid="01d1eb6e"/>
    </style:style>
    <style:style style:name="T120" style:family="text">
      <style:text-properties officeooo:rsid="01d90a53"/>
    </style:style>
    <style:style style:name="T121" style:family="text">
      <style:text-properties officeooo:rsid="01dd84d6"/>
    </style:style>
    <style:style style:name="T122" style:family="text">
      <style:text-properties officeooo:rsid="01dedc5b"/>
    </style:style>
    <style:style style:name="T123" style:family="text">
      <style:text-properties officeooo:rsid="01e20cd6"/>
    </style:style>
    <style:style style:name="T124" style:family="text">
      <style:text-properties officeooo:rsid="01e65cf2"/>
    </style:style>
    <style:style style:name="T125" style:family="text">
      <style:text-properties officeooo:rsid="01e74e34"/>
    </style:style>
    <style:style style:name="T126" style:family="text">
      <style:text-properties officeooo:rsid="01e77773"/>
    </style:style>
    <style:style style:name="T127" style:family="text">
      <style:text-properties officeooo:rsid="01e85f58"/>
    </style:style>
    <style:style style:name="T128" style:family="text">
      <style:text-properties officeooo:rsid="01f5475a"/>
    </style:style>
    <style:style style:name="T129" style:family="text">
      <style:text-properties officeooo:rsid="01f69c59"/>
    </style:style>
    <style:style style:name="T130" style:family="text">
      <style:text-properties officeooo:rsid="01f87a7b"/>
    </style:style>
    <style:style style:name="T131" style:family="text">
      <style:text-properties officeooo:rsid="01f93e65"/>
    </style:style>
    <style:style style:name="T132" style:family="text">
      <style:text-properties officeooo:rsid="01fceec9"/>
    </style:style>
    <style:style style:name="T133" style:family="text">
      <style:text-properties officeooo:rsid="020d5f56"/>
    </style:style>
    <style:style style:name="T134" style:family="text">
      <style:text-properties officeooo:rsid="021e3355"/>
    </style:style>
    <style:style style:name="T135" style:family="text">
      <style:text-properties officeooo:rsid="021e60e5"/>
    </style:style>
    <style:style style:name="T136" style:family="text">
      <style:text-properties officeooo:rsid="0230cb1e"/>
    </style:style>
    <style:style style:name="T137" style:family="text">
      <style:text-properties officeooo:rsid="0232c3d1"/>
    </style:style>
    <style:style style:name="T138" style:family="text">
      <style:text-properties officeooo:rsid="0234e960"/>
    </style:style>
    <style:style style:name="T139" style:family="text">
      <style:text-properties officeooo:rsid="02395d89"/>
    </style:style>
    <style:style style:name="T140" style:family="text">
      <style:text-properties officeooo:rsid="02407db1"/>
    </style:style>
    <style:style style:name="T141" style:family="text">
      <style:text-properties officeooo:rsid="024777f5"/>
    </style:style>
    <style:style style:name="T142" style:family="text">
      <style:text-properties officeooo:rsid="024c8d7a"/>
    </style:style>
    <style:style style:name="T143" style:family="text">
      <style:text-properties officeooo:rsid="0250e583"/>
    </style:style>
    <style:style style:name="T144" style:family="text">
      <style:text-properties officeooo:rsid="02557d10"/>
    </style:style>
    <style:style style:name="T145" style:family="text">
      <style:text-properties officeooo:rsid="0261051c"/>
    </style:style>
    <style:style style:name="T146" style:family="text">
      <style:text-properties officeooo:rsid="026f6029"/>
    </style:style>
    <style:style style:name="T147" style:family="text">
      <style:text-properties officeooo:rsid="027b26ff"/>
    </style:style>
    <style:style style:name="T148" style:family="text">
      <style:text-properties officeooo:rsid="02811041"/>
    </style:style>
    <style:style style:name="T149" style:family="text">
      <style:text-properties officeooo:rsid="028542b7"/>
    </style:style>
    <style:style style:name="T150" style:family="text">
      <style:text-properties officeooo:rsid="0289eae5"/>
    </style:style>
    <style:style style:name="T151" style:family="text">
      <style:text-properties officeooo:rsid="028d7dd8"/>
    </style:style>
    <style:style style:name="T152" style:family="text">
      <style:text-properties officeooo:rsid="02901d1f"/>
    </style:style>
    <style:style style:name="T153" style:family="text">
      <style:text-properties officeooo:rsid="0292c751"/>
    </style:style>
    <style:style style:name="T154" style:family="text">
      <style:text-properties officeooo:rsid="0294c04f"/>
    </style:style>
    <style:style style:name="T155" style:family="text">
      <style:text-properties officeooo:rsid="02986763"/>
    </style:style>
    <style:style style:name="T156" style:family="text">
      <style:text-properties officeooo:rsid="029c1d15"/>
    </style:style>
    <style:style style:name="T157" style:family="text">
      <style:text-properties officeooo:rsid="029cb32e"/>
    </style:style>
    <style:style style:name="T158" style:family="text">
      <style:text-properties officeooo:rsid="02a2cd9f"/>
    </style:style>
    <style:style style:name="T159" style:family="text">
      <style:text-properties officeooo:rsid="02a2e9c3"/>
    </style:style>
    <style:style style:name="T160" style:family="text">
      <style:text-properties officeooo:rsid="02b04518"/>
    </style:style>
    <style:style style:name="T161" style:family="text">
      <style:text-properties officeooo:rsid="02b21196"/>
    </style:style>
    <style:style style:name="T162" style:family="text">
      <style:text-properties officeooo:rsid="02b27976"/>
    </style:style>
    <style:style style:name="T163" style:family="text">
      <style:text-properties officeooo:rsid="02b8541d"/>
    </style:style>
    <style:style style:name="T164" style:family="text">
      <style:text-properties officeooo:rsid="02b87021"/>
    </style:style>
    <style:style style:name="T165" style:family="text">
      <style:text-properties officeooo:rsid="02bdb87d"/>
    </style:style>
    <style:style style:name="T166" style:family="text">
      <style:text-properties officeooo:rsid="02be0a89"/>
    </style:style>
    <style:style style:name="T167" style:family="text">
      <style:text-properties officeooo:rsid="02bf86e5"/>
    </style:style>
    <style:style style:name="T168" style:family="text">
      <style:text-properties officeooo:rsid="02c253f1"/>
    </style:style>
    <style:style style:name="T169" style:family="text">
      <style:text-properties officeooo:rsid="02ce1a20"/>
    </style:style>
    <style:style style:name="T170" style:family="text">
      <style:text-properties officeooo:rsid="02d7634e"/>
    </style:style>
    <style:style style:name="T171" style:family="text">
      <style:text-properties officeooo:rsid="02df3a44"/>
    </style:style>
    <style:style style:name="T172" style:family="text">
      <style:text-properties officeooo:rsid="02e0f1d2"/>
    </style:style>
    <style:style style:name="T173" style:family="text">
      <style:text-properties officeooo:rsid="02e9b3c3"/>
    </style:style>
    <style:style style:name="T174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3" loext:marker-style-name="T1"><text:span text:style-name="T1"><text:s text:c="5"/>LİNUX NOTLARI</text:span></text:p>
      <text:p text:style-name="P254" loext:marker-style-name="T2"><text:span text:style-name="T1"><text:line-break/></text:span><text:span text:style-name="T49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53">Clear</text:span></text:p>
      <text:p text:style-name="P25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54" loext:marker-style-name="T2"><text:span text:style-name="T3"><text:line-break/></text:span><text:span text:style-name="T51">Cal</text:span><text:span text:style-name="T52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55" loext:marker-style-name="T2"><draw:frame text:anchor-type="paragraph" draw:z-index="0" draw:name="Metin Çerçevesi 1" draw:style-name="gr4" draw:text-style-name="P281" svg:width="15.029cm" svg:height="0.708cm" svg:x="0.182cm" svg:y="0.065cm"><draw:text-box><text:p text:style-name="P280"><text:span text:style-name="T174">sudo apt-get install ncal -y</text:span></text:p></draw:text-box></draw:frame><text:span text:style-name="T5"/></text:p>
      <text:p text:style-name="P256" loext:marker-style-name="T2"/>
      <text:p text:style-name="P232"/>
      <text:p text:style-name="P232">Burada eğer takvimi yıl olarak almak istersek aşağıdaki şekilde alabiliriz.<text:line-break/></text:p>
      <text:p text:style-name="P232"><draw:frame text:anchor-type="paragraph" draw:z-index="1" draw:name="Metin Çerçevesi 2" draw:style-name="gr4" draw:text-style-name="P281" svg:width="15.029cm" svg:height="0.708cm" svg:x="0.182cm" svg:y="0.065cm"><draw:text-box><text:p text:style-name="P280"><text:span text:style-name="T174">cal -y</text:span></text:p></draw:text-box></draw:frame><text:line-break/></text:p>
      <text:p text:style-name="P232"/>
      <text:p text:style-name="P233">2018 yılı için takvimi getirmek istersek</text:p>
      <text:p text:style-name="P233"/>
      <text:p text:style-name="P233"><draw:frame text:anchor-type="paragraph" draw:z-index="2" draw:name="Metin Çerçevesi 3" draw:style-name="gr4" draw:text-style-name="P281" svg:width="15.029cm" svg:height="0.708cm" svg:x="0.182cm" svg:y="0.065cm"><draw:text-box><text:p text:style-name="P280"><text:span text:style-name="T174">cal 2018</text:span></text:p></draw:text-box></draw:frame></text:p>
      <text:p text:style-name="P232"/>
      <text:p text:style-name="P232"/>
      <text:p text:style-name="P234">Mevcut tarihi almak için “<text:span text:style-name="T11">date</text:span>” komutu kullanılır.</text:p>
      <text:p text:style-name="P234"/>
      <text:p text:style-name="P234"><text:line-break/><text:span text:style-name="T54">History</text:span></text:p>
      <text:p text:style-name="P234"><text:span text:style-name="T54"/></text:p>
      <text:p text:style-name="P1"><text:span text:style-name="T57">“</text:span><text:span text:style-name="T12">history</text:span><text:span text:style-name="T57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81" svg:width="15.029cm" svg:height="0.708cm" svg:x="0.182cm" svg:y="0.065cm"><draw:text-box><text:p text:style-name="P280"><text:span text:style-name="T174">history -c</text:span></text:p></draw:text-box></draw:frame><text:line-break/></text:p>
      <text:p text:style-name="P3"/>
      <text:p text:style-name="P235">Komut Yapısı</text:p>
      <text:p text:style-name="P235"/>
      <text:p text:style-name="P5"><draw:frame text:anchor-type="paragraph" draw:z-index="5" draw:name="Metin Çerçevesi 5" draw:style-name="gr4" draw:text-style-name="P281" svg:width="15.029cm" svg:height="0.708cm" svg:x="0.182cm" svg:y="0.065cm"><draw:text-box><text:p text:style-name="P280"><text:span text:style-name="T174">komut_adi secenek girdi</text:span></text:p></draw:text-box></draw:frame></text:p>
      <text:p text:style-name="P5"/>
      <text:p text:style-name="P6"/>
      <text:list text:style-name="L1">
        <text:list-item>
          <text:p text:style-name="P257">Seçenekler - ile yazılır.</text:p>
        </text:list-item>
        <text:list-item>
          <text:p text:style-name="P257">Seçeneklerin uzun hali ile yazılışında <text:s/>-- kullanılır.</text:p>
        </text:list-item>
        <text:list-item>
          <text:p text:style-name="P257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81" svg:width="15.029cm" svg:height="0.708cm" svg:x="0.182cm" svg:y="0.065cm"><draw:text-box><text:p text:style-name="P280"><text:span text:style-name="T174">date -u</text:span></text:p></draw:text-box></draw:frame></text:p>
      <text:p text:style-name="P6"/>
      <text:p text:style-name="P6"><draw:frame text:anchor-type="paragraph" draw:z-index="11" draw:name="Metin Çerçevesi 9" draw:style-name="gr4" draw:text-style-name="P281" svg:width="15.029cm" svg:height="0.708cm" svg:x="0.182cm" svg:y="0.065cm"><draw:text-box><text:p text:style-name="P280"><text:span text:style-name="T174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81" svg:width="15.029cm" svg:height="0.708cm" svg:x="0.182cm" svg:y="0.065cm"><draw:text-box><text:p text:style-name="P280"><text:span text:style-name="T174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81" svg:width="15.029cm" svg:height="0.708cm" svg:x="0.182cm" svg:y="0.065cm"><draw:text-box><text:p text:style-name="P280"><text:span text:style-name="T174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58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81" svg:width="15.029cm" svg:height="0.708cm" svg:x="0.182cm" svg:y="0.065cm"><draw:text-box><text:p text:style-name="P280"><text:span text:style-name="T174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81" svg:width="15.029cm" svg:height="0.708cm" svg:x="0.182cm" svg:y="0.065cm"><draw:text-box><text:p text:style-name="P280"><text:span text:style-name="T174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55"/></text:p>
      <text:p text:style-name="P8"><text:span text:style-name="T55"/></text:p>
      <text:p text:style-name="P8"><text:span text:style-name="T55"/></text:p>
      <text:p text:style-name="P8"><text:span text:style-name="T55"/></text:p>
      <text:p text:style-name="P8"><text:span text:style-name="T55"/></text:p>
      <text:p text:style-name="P8"><text:soft-page-break/><text:span text:style-name="T55">MAN PAGES</text:span></text:p>
      <text:p text:style-name="P7"><text:span text:style-name="T55"/></text:p>
      <text:p text:style-name="P9">Linux içerisindeki kodları ezberlememize gerek yoktur. Linux komutların ne işe yaradığını gösteren bir mekanizma sağlar. <text:span text:style-name="T59">(</text:span><text:a xlink:type="simple" xlink:href="https://www.man7.org/linux/man-pages/index.html" text:style-name="Internet_20_link" text:visited-style-name="Visited_20_Internet_20_Link"><text:span text:style-name="Citation"><text:span text:style-name="T59">https://www.man7.org/linux/man-pages/index.html</text:span></text:span></text:a><text:span text:style-name="T59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60">ile </text:span><text:span text:style-name="T61">alakalı</text:span><text:span text:style-name="T60"> komutlara</text:span> bakmak istersek <text:span text:style-name="T63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81" svg:width="15.029cm" svg:height="0.708cm" svg:x="0.182cm" svg:y="0.065cm"><draw:text-box><text:p text:style-name="P280"><text:span text:style-name="T174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81" svg:width="15.029cm" svg:height="0.708cm" svg:x="0.182cm" svg:y="0.065cm"><draw:text-box><text:p text:style-name="P280"><text:span text:style-name="T174">man which</text:span></text:p></draw:text-box></draw:frame></text:p>
      <text:p text:style-name="P11"/>
      <text:p text:style-name="P11"><draw:frame draw:style-name="fr5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62">Yukarıda dikkat edilmesi gereken bir diğer nokta</text:span><text:span text:style-name="T13"> [ ] </text:span><text:span text:style-name="T62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81" svg:width="15.029cm" svg:height="0.708cm" svg:x="0.182cm" svg:y="-0.268cm"><draw:text-box><text:p text:style-name="P280"><text:span text:style-name="T174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81" svg:width="15.029cm" svg:height="0.708cm" svg:x="0.182cm" svg:y="-0.268cm"><draw:text-box><text:p text:style-name="P280"><text:span text:style-name="T174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81" svg:width="15.029cm" svg:height="0.708cm" svg:x="0.182cm" svg:y="-0.268cm"><draw:text-box><text:p text:style-name="P280"><text:span text:style-name="T174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81" svg:width="15.029cm" svg:height="0.708cm" svg:x="0.182cm" svg:y="-0.268cm"><draw:text-box><text:p text:style-name="P280"><text:span text:style-name="T174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64">Burada görüyoruz ki “</text:span><text:span text:style-name="T14">ls</text:span><text:span text:style-name="T64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81" svg:width="15.029cm" svg:height="0.708cm" svg:x="0.182cm" svg:y="-0.268cm"><draw:text-box><text:p text:style-name="P280"><text:span text:style-name="T174">man ls</text:span></text:p></draw:text-box></draw:frame></text:p>
      <text:p text:style-name="P16"/>
      <text:p text:style-name="P16"><draw:frame draw:style-name="fr5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81" svg:width="15.029cm" svg:height="0.708cm" svg:x="0.182cm" svg:y="-0.268cm"><draw:text-box><text:p text:style-name="P280"><text:span text:style-name="T174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81" svg:width="15.029cm" svg:height="0.708cm" svg:x="0.182cm" svg:y="-0.268cm"><draw:text-box><text:p text:style-name="P280"><text:span text:style-name="T174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65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56">Input &amp; Output</text:span></text:span></text:p>
      <text:p text:style-name="P19"><text:span text:style-name="Emphasis"/></text:p>
      <text:p text:style-name="P19"/>
      <text:p text:style-name="P19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58">Standard Input --&gt; 0</text:p>
          <text:p text:style-name="P258"/>
        </text:list-item>
        <text:list-item>
          <text:p text:style-name="P258">Standard Output --&gt; 1</text:p>
        </text:list-item>
      </text:list>
      <text:p text:style-name="P24"/>
      <text:list text:continue-numbering="true" text:style-name="L2">
        <text:list-item>
          <text:p text:style-name="P25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81" svg:width="15.029cm" svg:height="0.708cm" svg:x="0.182cm" svg:y="-0.268cm"><draw:text-box><text:p text:style-name="P280"><text:span text:style-name="T174">cal</text:span></text:p></draw:text-box></draw:frame></text:p>
      <text:p text:style-name="P21"/>
      <text:p text:style-name="P21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50">Komut Yönlendirme </text:span><text:span text:style-name="T11">(</text:span><text:span text:style-name="T50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81" svg:width="15.029cm" svg:height="0.708cm" svg:x="0.182cm" svg:y="-0.268cm"><draw:text-box><text:p text:style-name="P280"><text:span text:style-name="T174">date 1&gt; date.txt</text:span></text:p></draw:text-box></draw:frame></text:p>
      <text:p text:style-name="P23"/>
      <text:p text:style-name="P23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66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81" svg:width="15.029cm" svg:height="0.708cm" svg:x="0.182cm" svg:y="-0.268cm"><draw:text-box><text:p text:style-name="P280"><text:span text:style-name="T174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81" svg:width="15.029cm" svg:height="0.708cm" svg:x="0.182cm" svg:y="-0.268cm"><draw:text-box><text:p text:style-name="P280"><text:span text:style-name="T174">date 1&gt;&gt; date.txt 2&gt;&gt; error.txt</text:span></text:p></draw:text-box></draw:frame></text:p>
      <text:p text:style-name="P27"/>
      <text:p text:style-name="P26"><draw:frame draw:style-name="fr6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81" svg:width="15.029cm" svg:height="0.708cm" svg:x="0.182cm" svg:y="-0.268cm"><draw:text-box><text:p text:style-name="P280"><text:span text:style-name="T174">date shdhslhdlshd 1&gt;&gt; date.txt 2&gt;&gt; error.txt</text:span></text:p></draw:text-box></draw:frame></text:p>
      <text:p text:style-name="P26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81" svg:width="15.029cm" svg:height="0.708cm" svg:x="0.182cm" svg:y="-0.268cm"><draw:text-box><text:p text:style-name="P280"><text:span text:style-name="T174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67">verileri</text:span> bu şekilde okuyabiliyoruz.</text:p>
      <text:p text:style-name="P31"/>
      <text:p text:style-name="P32">Buradan “<text:span text:style-name="T15">cat</text:span>” <text:span text:style-name="T68">komutu ile</text:span> aldığımız verileri “<text:span text:style-name="T11">hello.txt</text:span>” isimli dosyaya yazdır<text:span text:style-name="T69">alım. Eğer bir hata olursa da “</text:span><text:span text:style-name="T16">error.txt</text:span><text:span text:style-name="T69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81" svg:width="15.029cm" svg:height="0.708cm" svg:x="0.182cm" svg:y="-0.268cm"><draw:text-box><text:p text:style-name="P280"><text:span text:style-name="T174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5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50">Komut Birleştirme</text:span> <text:span text:style-name="T50">(Piping)</text:span></text:p>
      <text:p text:style-name="P36"><text:span text:style-name="T50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50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81" svg:width="15.029cm" svg:height="0.708cm" svg:x="0.182cm" svg:y="-0.268cm"><draw:text-box><text:p text:style-name="P280"><text:span text:style-name="T174">man cut</text:span></text:p></draw:text-box></draw:frame></text:p>
      <text:p text:style-name="P36"><text:span text:style-name="T50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50"/></text:p>
      <text:p text:style-name="P39">Bu komut aslında bildiğimiz <text:span text:style-name="T70">kopyalama</text:span> komutudur. Yukarıda da ayrıntılı bir şekilde görebiliriz.</text:p>
      <text:p text:style-name="P36"><text:span text:style-name="T50"/></text:p>
      <text:p text:style-name="P4">Bir örnek üzerinden gidecek olursak;</text:p>
      <text:p text:style-name="P4"><draw:frame text:anchor-type="paragraph" draw:z-index="55" draw:name="Metin Çerçevesi 29" draw:style-name="gr4" draw:text-style-name="P281" svg:width="15.029cm" svg:height="0.708cm" svg:x="0.182cm" svg:y="0.176cm"><draw:text-box><text:p text:style-name="P280"><text:span text:style-name="T174">date 1&gt;&gt; date.txt</text:span></text:p></draw:text-box></draw:frame></text:p>
      <text:p text:style-name="P4"/>
      <text:p text:style-name="P36"><text:span text:style-name="T50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81" svg:width="15.029cm" svg:height="0.708cm" svg:x="0.182cm" svg:y="0.452cm"><draw:text-box><text:p text:style-name="P280"><text:span text:style-name="T174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81" svg:width="15.029cm" svg:height="0.708cm" svg:x="0.182cm" svg:y="0.452cm"><draw:text-box><text:p text:style-name="P280"><text:span text:style-name="T174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81" svg:width="15.029cm" svg:height="0.708cm" svg:x="0.182cm" svg:y="0.452cm"><draw:text-box><text:p text:style-name="P280"><text:span text:style-name="T174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81" svg:width="15.029cm" svg:height="0.708cm" svg:x="0.182cm" svg:y="0.452cm"><draw:text-box><text:p text:style-name="P280"><text:span text:style-name="T174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71">çünkü bizim pipe sürecimize bir veri dönmüyor</text:span>. Bunun için farklı bir çözüm yapacağız.</text:p>
      <text:p text:style-name="P46"/>
      <text:p text:style-name="P46"/>
      <text:p text:style-name="P236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81" svg:width="15.029cm" svg:height="0.708cm" svg:x="0.182cm" svg:y="0.118cm"><draw:text-box><text:p text:style-name="P280"><text:span text:style-name="T174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81" svg:width="15.029cm" svg:height="0.708cm" svg:x="0.182cm" svg:y="0.118cm"><draw:text-box><text:p text:style-name="P280"><text:span text:style-name="T174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37">Xarg Komutu</text:p>
      <text:p text:style-name="P49"/>
      <text:p text:style-name="P49"><draw:frame text:anchor-type="paragraph" draw:z-index="67" draw:name="Metin Çerçevesi 36" draw:style-name="gr4" draw:text-style-name="P281" svg:width="15.029cm" svg:height="0.708cm" svg:x="0.182cm" svg:y="0.118cm"><draw:text-box><text:p text:style-name="P280"><text:span text:style-name="T174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81" svg:width="15.029cm" svg:height="0.708cm" svg:x="0.182cm" svg:y="0.118cm"><draw:text-box><text:p text:style-name="P280"><text:span text:style-name="T174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81" svg:width="15.029cm" svg:height="0.708cm" svg:x="0.182cm" svg:y="0.118cm"><draw:text-box><text:p text:style-name="P280"><text:span text:style-name="T174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81" svg:width="15.029cm" svg:height="0.708cm" svg:x="0.182cm" svg:y="0.118cm"><draw:text-box><text:p text:style-name="P280"><text:span text:style-name="T174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72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81" svg:width="15.029cm" svg:height="0.708cm" svg:x="0.182cm" svg:y="0.118cm"><draw:text-box><text:p text:style-name="P280"><text:span text:style-name="T174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81" svg:width="15.029cm" svg:height="0.708cm" svg:x="0.182cm" svg:y="0.118cm"><draw:text-box><text:p text:style-name="P280"><text:span text:style-name="T174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81" svg:width="15.029cm" svg:height="0.708cm" svg:x="0.182cm" svg:y="0.118cm"><draw:text-box><text:p text:style-name="P280"><text:span text:style-name="T174">cat new_file.txt | xargs rm</text:span></text:p></draw:text-box></draw:frame></text:p>
      <text:p text:style-name="P54"/>
      <text:p text:style-name="P54"/>
      <text:p text:style-name="P54"><text:soft-page-break/></text:p>
      <text:p text:style-name="P238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4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73">n benzerini</text:span> ele alalım.</text:p>
      <text:p text:style-name="P64"/>
      <text:p text:style-name="P64"><draw:frame text:anchor-type="paragraph" draw:z-index="78" draw:name="Metin Çerçevesi 43" draw:style-name="gr4" draw:text-style-name="P281" svg:width="15.029cm" svg:height="0.708cm" svg:x="0.182cm" svg:y="0.118cm"><draw:text-box><text:p text:style-name="P280"><text:span text:style-name="T174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74">e</text:span> bunu<text:span text:style-name="T11"> tarihkaydet </text:span>isimli bir komuta ata<text:span text:style-name="T75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76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81" svg:width="15.029cm" svg:height="0.708cm" svg:x="0.182cm" svg:y="0.118cm"><draw:text-box><text:p text:style-name="P280"><text:span text:style-name="T174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77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39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78">kısmı terminalde işlem yapan kullanıcıyı<text:line-break/><text:line-break/>- <text:s text:c="2"/>@ ifadesinden sonra gelen “</text:span><text:span text:style-name="T17">usrht-VirtualBox</text:span><text:span text:style-name="T78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80">- <text:s text:c="2"/>Aslında bu tilda ifadesi </text:span><text:span text:style-name="T18">/home/usrht </text:span><text:span text:style-name="T80">ifadesinin yerine geçmektedir. Kök dizindir yani en tepede yer alan klasördür.</text:span><text:span text:style-name="T79"> </text:span><text:span text:style-name="T78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81">bize tilda ile gelen ifade gelmektedir.</text:span></text:p>
      <text:p text:style-name="P78"/>
      <text:p text:style-name="P79">“<text:span text:style-name="T11">ls</text:span>” komutu ile ise bu konumdaki klasörleri listeleyebiliriz. <text:span text:style-name="T82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88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84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85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86">dosya sahibi</text:span> <text:span text:style-name="T83">kullanıcının bu dosya üzerindeki yetkilerini</text:span></text:p>
      <text:p text:style-name="P86"/>
      <text:list text:style-name="L3">
        <text:list-item>
          <text:p text:style-name="P259">r - read </text:p>
        </text:list-item>
        <text:list-item>
          <text:p text:style-name="P259">w - write</text:p>
        </text:list-item>
        <text:list-item>
          <text:p text:style-name="P259">x - execute</text:p>
        </text:list-item>
      </text:list>
      <text:p text:style-name="P87"/>
      <text:p text:style-name="P88">ikinci olarak gelen<text:span text:style-name="T11"> r-x</text:span> ise dosya sahibi olan grubun <text:span text:style-name="T87">yetkilerini</text:span></text:p>
      <text:p text:style-name="P95"/>
      <text:list text:style-name="L4">
        <text:list-item>
          <text:p text:style-name="P260">r - read</text:p>
        </text:list-item>
        <text:list-item>
          <text:p text:style-name="P260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61">r - read</text:p>
        </text:list-item>
        <text:list-item>
          <text:p text:style-name="P261">x - execute</text:p>
        </text:list-item>
      </text:list>
      <text:p text:style-name="P96"/>
      <text:p text:style-name="P96"/>
      <text:p text:style-name="P240">cd Komutu</text:p>
      <text:p text:style-name="P240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40"/>
      <text:p text:style-name="P240"/>
      <text:p text:style-name="P240"/>
      <text:p text:style-name="P240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40"/>
      <text:p text:style-name="P240"/>
      <text:p text:style-name="P240"/>
      <text:p text:style-name="P240"/>
      <text:p text:style-name="P240"/>
      <text:p text:style-name="P101"><text:soft-page-break/>Bildiğimiz üzere “<text:span text:style-name="T89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90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40"/>
      <text:p text:style-name="P240"/>
      <text:p text:style-name="P240"/>
      <text:p text:style-name="P240"/>
      <text:p text:style-name="P240"/>
      <text:p text:style-name="P98"><text:span text:style-name="T91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40"/>
      <text:p text:style-name="P240"/>
      <text:p text:style-name="P240"/>
      <text:p text:style-name="P240"/>
      <text:p text:style-name="P240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41">WILDCARD</text:p>
      <text:p text:style-name="P241"/>
      <text:p text:style-name="P104">Arama yaparken kalıp olarak benzer isim taşıyan <text:span text:style-name="T92">dosya ve </text:span>klasörleri <text:span text:style-name="T92">tek bir komut ile bulma, silme ve diğer işlemlerde kullanmaya fayda sağlayan karakterlerdir.</text:span></text:p>
      <text:p text:style-name="P105"/>
      <text:p text:style-name="P105">Eğer 3 ayrı klasörün altında dosyaları <text:span text:style-name="T93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94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95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97">arada </text:span><text:span text:style-name="T98">tek harfli</text:span><text:span text:style-name="T97"> bilinmeyen olup</text:span> <text:span text:style-name="T96">ve devamında “</text:span><text:span text:style-name="T21">.txt</text:span><text:span text:style-name="T96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100">A-Z arası</text:span> büyük harf olmasını <text:span text:style-name="T99">ve devamında “</text:span><text:span text:style-name="T22">.txt</text:span><text:span text:style-name="T99">” </text:span><text:span text:style-name="T101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42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81" svg:width="15.029cm" svg:height="0.708cm" svg:x="0.182cm" svg:y="0.118cm"><draw:text-box><text:p text:style-name="P280"><text:span text:style-name="T174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102">dosya</text:span> oluşturmak istersek;</text:p>
      <text:p text:style-name="P114"/>
      <text:p text:style-name="P114"><draw:frame text:anchor-type="paragraph" draw:z-index="102" draw:name="Metin Çerçevesi 46" draw:style-name="gr4" draw:text-style-name="P281" svg:width="15.029cm" svg:height="0.708cm" svg:x="0.182cm" svg:y="0.118cm"><draw:text-box><text:p text:style-name="P280"><text:span text:style-name="T174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81" svg:width="15.029cm" svg:height="0.708cm" svg:x="0.076cm" svg:y="0.055cm"><draw:text-box><text:p text:style-name="P280"><text:span text:style-name="T174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81" svg:width="15.029cm" svg:height="0.708cm" svg:x="0.076cm" svg:y="0.055cm"><draw:text-box><text:p text:style-name="P280"><text:span text:style-name="T174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81" svg:width="15.029cm" svg:height="0.708cm" svg:x="0.076cm" svg:y="0.055cm"><draw:text-box><text:p text:style-name="P280"><text:span text:style-name="T174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81" svg:width="15.029cm" svg:height="0.708cm" svg:x="0.076cm" svg:y="0.055cm"><draw:text-box><text:p text:style-name="P280"><text:span text:style-name="T174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103">(parent)</text:span> opsiyonunu ekliyoruz.</text:p>
      <text:p text:style-name="P122"/>
      <text:p text:style-name="P122"><draw:frame text:anchor-type="paragraph" draw:z-index="108" draw:name="Metin Çerçevesi 51" draw:style-name="gr4" draw:text-style-name="P281" svg:width="15.029cm" svg:height="0.708cm" svg:x="0.076cm" svg:y="0.055cm"><draw:text-box><text:p text:style-name="P280"><text:span text:style-name="T174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81" svg:width="15.029cm" svg:height="0.708cm" svg:x="0.182cm" svg:y="0.06cm"><draw:text-box><text:p text:style-name="P280"><text:span text:style-name="T174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104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2" draw:text-style-name="P281" svg:width="17.985cm" svg:height="1.033cm" svg:x="0.076cm" svg:y="0.055cm"><draw:text-box><text:p text:style-name="P280"><text:span text:style-name="T174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105">1</text:span>’d<text:span text:style-name="T105">e</text:span>n 100’e kadar gitsin istersek;</text:p>
      <text:p text:style-name="P128"/>
      <text:p text:style-name="P252"><draw:frame text:anchor-type="paragraph" draw:z-index="114" draw:name="Metin Çerçevesi 54" draw:style-name="gr2" draw:text-style-name="P281" svg:width="17.985cm" svg:height="1.033cm" svg:x="0.076cm" svg:y="0.055cm"><draw:text-box><text:p text:style-name="P280"><text:span text:style-name="T174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43">Dosya Silme</text:p>
      <text:p text:style-name="P128"/>
      <text:p text:style-name="P124">“<text:span text:style-name="T24">rm</text:span>” <text:span text:style-name="T106">komutu ile silme işlemini gerçekleştirebiliriz.</text:span></text:p>
      <text:p text:style-name="P124"/>
      <text:p text:style-name="P124"><draw:frame text:anchor-type="paragraph" draw:z-index="115" draw:name="Metin Çerçevesi 55" draw:style-name="gr2" draw:text-style-name="P281" svg:width="17.985cm" svg:height="1.033cm" svg:x="0.076cm" svg:y="0.055cm"><draw:text-box><text:p text:style-name="P280"><text:span text:style-name="T174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2" draw:text-style-name="P281" svg:width="17.985cm" svg:height="1.033cm" svg:x="0.076cm" svg:y="0.055cm"><draw:text-box><text:p text:style-name="P280"><text:span text:style-name="T174">rm *2*</text:span></text:p></draw:text-box></draw:frame></text:p>
      <text:p text:style-name="P124"/>
      <text:p text:style-name="P124"/>
      <text:p text:style-name="P130">file ile başlayıp 0 ile 9 arasında bir rakam ile biten <text:span text:style-name="T107">txt</text:span> dosyaları<text:span text:style-name="T107">nı</text:span> silmek istersek;</text:p>
      <text:p text:style-name="P130"/>
      <text:p text:style-name="P130"><draw:frame text:anchor-type="paragraph" draw:z-index="117" draw:name="Metin Çerçevesi 57" draw:style-name="gr2" draw:text-style-name="P281" svg:width="17.985cm" svg:height="1.033cm" svg:x="0.076cm" svg:y="0.055cm"><draw:text-box><text:p text:style-name="P280"><text:span text:style-name="T174">rm file[0-9].txt</text:span></text:p></draw:text-box></draw:frame></text:p>
      <text:p text:style-name="P124"/>
      <text:p text:style-name="P124"/>
      <text:p text:style-name="P124"/>
      <text:p text:style-name="P244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2" draw:text-style-name="P281" svg:width="17.985cm" svg:height="1.033cm" svg:x="0.076cm" svg:y="0.055cm"><draw:text-box><text:p text:style-name="P280"><text:span text:style-name="T174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2" draw:text-style-name="P281" svg:width="17.985cm" svg:height="1.033cm" svg:x="0.076cm" svg:y="0.055cm"><draw:text-box><text:p text:style-name="P280"><text:span text:style-name="T174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2" draw:text-style-name="P281" svg:width="17.985cm" svg:height="1.033cm" svg:x="0.076cm" svg:y="0.055cm"><draw:text-box><text:p text:style-name="P280"><text:span text:style-name="T174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108">” opsiyonuyla kullanırken dikkat olmak gerekir. Çünkü geri dönüşüm kutusuna atmadan direkt olarak silme işlemini yapar.</text:span></text:p>
      <text:p text:style-name="P136"/>
      <text:p text:style-name="P137">Silme işleminde <text:span text:style-name="T108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45"><text:soft-page-break/>Kopyalama İşlemleri</text:p>
      <text:p text:style-name="P138"/>
      <text:p text:style-name="P139">“<text:span text:style-name="T26">cp</text:span>” <text:span text:style-name="T109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2" draw:text-style-name="P281" svg:width="17.985cm" svg:height="1.033cm" svg:x="0.076cm" svg:y="0.055cm"><draw:text-box><text:p text:style-name="P280"><text:span text:style-name="T174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2" draw:text-style-name="P281" svg:width="17.985cm" svg:height="1.033cm" svg:x="0.076cm" svg:y="0.055cm"><draw:text-box><text:p text:style-name="P280"><text:span text:style-name="T174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2" draw:text-style-name="P281" svg:width="17.985cm" svg:height="1.033cm" svg:x="0.076cm" svg:y="0.055cm"><draw:text-box><text:p text:style-name="P280"><text:span text:style-name="T174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2" draw:text-style-name="P281" svg:width="17.985cm" svg:height="1.033cm" svg:x="0.076cm" svg:y="0.055cm"><draw:text-box><text:p text:style-name="P280"><text:span text:style-name="T174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2" draw:text-style-name="P281" svg:width="17.985cm" svg:height="1.033cm" svg:x="0.076cm" svg:y="0.055cm"><draw:text-box><text:p text:style-name="P280"><text:span text:style-name="T174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2" draw:text-style-name="P281" svg:width="17.985cm" svg:height="1.033cm" svg:x="0.076cm" svg:y="0.055cm"><draw:text-box><text:p text:style-name="P280"><text:span text:style-name="T174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2" draw:text-style-name="P281" svg:width="17.985cm" svg:height="1.033cm" svg:x="0.076cm" svg:y="0.055cm"><draw:text-box><text:p text:style-name="P280"><text:span text:style-name="T174">mkdir -p folder1/folder2</text:span><text:span text:style-name="T174"><text:line-break/></text:span><text:span text:style-name="T174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110">aşağıdaki komutu kullanırız. Ancak burada bir hata alırız.</text:span></text:p>
      <text:p text:style-name="P147"/>
      <text:p text:style-name="P147"><draw:frame text:anchor-type="paragraph" draw:z-index="130" draw:name="Metin Çerçevesi 68" draw:style-name="gr2" draw:text-style-name="P281" svg:width="17.985cm" svg:height="1.033cm" svg:x="0.076cm" svg:y="0.055cm"><draw:text-box><text:p text:style-name="P280"><text:span text:style-name="T174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2" draw:text-style-name="P281" svg:width="17.985cm" svg:height="1.033cm" svg:x="0.076cm" svg:y="0.055cm"><draw:text-box><text:p text:style-name="P280"><text:span text:style-name="T174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46">Taşıma ve Yeniden Adlandırma</text:p>
      <text:p text:style-name="P246"/>
      <text:p text:style-name="P151">Taşıma işlemi için “<text:span text:style-name="T11">mv</text:span>” komutu kullanılır.</text:p>
      <text:p text:style-name="P246"/>
      <text:p text:style-name="P246"><draw:frame text:anchor-type="paragraph" draw:z-index="133" draw:name="Metin Çerçevesi 70" draw:style-name="gr2" draw:text-style-name="P281" svg:width="17.985cm" svg:height="1.033cm" svg:x="0.076cm" svg:y="0.055cm"><draw:text-box><text:p text:style-name="P280"><text:span text:style-name="T174">touch file1.txt</text:span></text:p><text:p text:style-name="P280"><text:span text:style-name="T174">mv file1.txt file_one.txt</text:span></text:p></draw:text-box></draw:frame></text:p>
      <text:p text:style-name="P246"/>
      <text:p text:style-name="P246"/>
      <text:p text:style-name="P152">Yukarı<text:span text:style-name="T111">daki komutlar çalıştırılırsa önce</text:span><text:span text:style-name="T27"> file1.txt</text:span><text:span text:style-name="T111"> dosyası oluştulur. Daha sonra ise aynı konumda</text:span><text:span text:style-name="T27"> file1.txt</text:span><text:span text:style-name="T111"> dosyası </text:span><text:span text:style-name="T27">file_one.txt</text:span><text:span text:style-name="T111"> ismiyle yer değişir. Yani </text:span><text:span text:style-name="T27">file1.txt</text:span><text:span text:style-name="T111"> dosyası silinip</text:span><text:span text:style-name="T27"> file_one.txt </text:span><text:span text:style-name="T111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2" draw:text-style-name="P281" svg:width="17.985cm" svg:height="1.033cm" svg:x="0.076cm" svg:y="0.055cm"><draw:text-box><text:p text:style-name="P280"><text:span text:style-name="T174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81" svg:width="17.985cm" svg:height="0.825cm" svg:x="0.076cm" svg:y="0.055cm"><draw:text-box><text:p text:style-name="P280"><text:span text:style-name="T174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112"> klasörü oluşturalım.</text:span></text:p>
      <text:p text:style-name="P156"><text:span text:style-name="T112">Bu klasörün altında </text:span><text:span text:style-name="T28">folder1</text:span><text:span text:style-name="T112"> isimli bir klasör daha oluşturalım.</text:span></text:p>
      <text:p text:style-name="P156"><text:span text:style-name="T28">Folder1</text:span><text:span text:style-name="T112"> klasörü içinde </text:span>10 adet <text:span text:style-name="T28">file</text:span><text:span text:style-name="T112"> ile başlayan</text:span> dosya oluşturalım </text:p>
      <text:p text:style-name="P156"/>
      <text:p text:style-name="P156">ve <text:span text:style-name="T112">bu </text:span><text:span text:style-name="T28">new_folder</text:span><text:span text:style-name="T112"> klasörünü</text:span> farklı <text:span text:style-name="T112">isimle</text:span> aynı yere kaydedelim.</text:p>
      <text:p text:style-name="P155"/>
      <text:p text:style-name="P155"><draw:frame text:anchor-type="paragraph" draw:z-index="136" draw:name="Metin Çerçevesi 73" draw:style-name="gr3" draw:text-style-name="P281" svg:width="17.985cm" svg:height="1.671cm" svg:x="0.076cm" svg:y="0.055cm"><draw:text-box><text:p text:style-name="P280"><text:span text:style-name="T174">mkdir -p new_folder/folder1</text:span></text:p><text:p text:style-name="P280"><text:span text:style-name="T174">touch new_folder/folder1/file{1..10}.txt</text:span></text:p><text:p text:style-name="P280"><text:span text:style-name="T174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81" svg:width="17.985cm" svg:height="0.825cm" svg:x="0.076cm" svg:y="0.055cm"><draw:text-box><text:p text:style-name="P280"><text:span text:style-name="T174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47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81" svg:width="17.985cm" svg:height="0.825cm" svg:x="0.076cm" svg:y="0.055cm"><draw:text-box><text:p text:style-name="P280"><text:span text:style-name="T174">nano test.txt</text:span></text:p></draw:text-box></draw:frame></text:p>
      <text:p text:style-name="P159"/>
      <text:p text:style-name="P159"/>
      <text:p text:style-name="P159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227"><text:soft-page-break/>CTRL + R <text:span text:style-name="T113">ile</text:span> date.txt <text:span text:style-name="T113">isimli dosyadan okuma yapmak istersek;</text:span></text:p>
      <text:p text:style-name="P159"/>
      <text:p text:style-name="P159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18">Burada </text:span><text:span text:style-name="T29">ALT + C</text:span><text:span text:style-name="T118"> yaparsak Case-sensitive seçeneğini de aramaya eklemiş oluruz.</text:span></text:p>
      <text:p text:style-name="P164"/>
      <text:p text:style-name="P164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19">uzantısını</text:span><text:span text:style-name="T30"> .py </text:span><text:span text:style-name="T119">yaparız.</text:span></text:p>
      <text:p text:style-name="P159"/>
      <text:p text:style-name="P159"><draw:frame text:anchor-type="paragraph" draw:z-index="145" draw:name="Metin Çerçevesi 76" draw:style-name="gr1" draw:text-style-name="P281" svg:width="17.985cm" svg:height="0.825cm" svg:x="0.076cm" svg:y="0.055cm"><draw:text-box><text:p text:style-name="P280"><text:span text:style-name="T174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20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21">Bunu çok yoğun dosyalarda spesifik bir yeri başka birinin bulabilmesi için </text:span><text:span text:style-name="T122">kullanabiliriz</text:span><text:span text:style-name="T121">.</text:span></text:p>
      <text:p text:style-name="P169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23">ni</text:span> girerek o noktaya gidebiliriz.</text:p>
      <text:p text:style-name="P171"/>
      <text:p text:style-name="P228">M-U <text:span text:style-name="T124">(ALT + U)</text:span> <text:span text:style-name="T113">ile ise yaptığımız bir işlem için undo (geri alma) işlemi yapabiliri</text:span><text:span text:style-name="T114">z</text:span><text:span text:style-name="T113">. </text:span><text:span text:style-name="T116">Geri alınan işlemi tekrar yapmak</text:span><text:span text:style-name="T115"> istersek </text:span><text:span text:style-name="T124">M-</text:span><text:span text:style-name="T126">E</text:span><text:span text:style-name="T124"> </text:span><text:span text:style-name="T125">(ALT + </text:span><text:span text:style-name="T126">E</text:span><text:span text:style-name="T125">)</text:span><text:span text:style-name="T115"> kullanılır.</text:span></text:p>
      <text:p text:style-name="P228"><text:span text:style-name="T115"/></text:p>
      <text:p text:style-name="P229"><text:span text:style-name="T124">M-</text:span>A (ALT + A) <text:span text:style-name="T113">ile ise highlight işlemi uygulanır. </text:span><text:span text:style-name="T117">Mesela highlight edilen bu kısım </text:span><text:span text:style-name="T127">M-6 (ALT + 6) </text:span><text:span text:style-name="T117">ile kopyalanıp </text:span><text:span text:style-name="T127">CTRL + U</text:span><text:span text:style-name="T117"> ile yapıştırılabilir.</text:span></text:p>
      <text:p text:style-name="P229"><text:span text:style-name="T117"/></text:p>
      <text:p text:style-name="P229"><text:span text:style-name="T117"/></text:p>
      <text:p text:style-name="P248"><text:span text:style-name="T127">L</text:span>ocate Komutu</text:p>
      <text:p text:style-name="P229"><text:span text:style-name="T113"/></text:p>
      <text:p text:style-name="P180">Sistem üzerinde yer alan dosyaları arama, dosyaların hangi klasör içerisinde bulunduğunu bulmamızı sağlar.</text:p>
      <text:p text:style-name="P230"><text:span text:style-name="T113"/></text:p>
      <text:p text:style-name="P231"><text:span text:style-name="T113">Eğer yüklü değilse ilk olarak </text:span>plocate<text:span text:style-name="T113"> paketini yüklüyoruz.</text:span></text:p>
      <text:p text:style-name="P231"><text:span text:style-name="T113"/></text:p>
      <text:p text:style-name="P231"><draw:frame text:anchor-type="paragraph" draw:z-index="147" draw:name="Metin Çerçevesi 77" draw:style-name="gr1" draw:text-style-name="P281" svg:width="17.985cm" svg:height="0.825cm" svg:x="0.076cm" svg:y="0.055cm"><draw:text-box><text:p text:style-name="P280"><text:span text:style-name="T174">sudo apt install plocate</text:span></text:p></draw:text-box></draw:frame><text:span text:style-name="T113"/></text:p>
      <text:p text:style-name="P181"><text:s/></text:p>
      <text:p text:style-name="P159"/>
      <text:p text:style-name="P159"><draw:frame draw:style-name="fr2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1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28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81" svg:width="17.985cm" svg:height="0.825cm" svg:x="0.076cm" svg:y="0.055cm"><draw:text-box><text:p text:style-name="P280"><text:span text:style-name="T174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30">dosyayı bulmak </text:span><text:span text:style-name="T131">istediğimizde</text:span> sonraki günü mü beklememiz gerekiyor <text:span text:style-name="T129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32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281" svg:width="17.985cm" svg:height="0.825cm" svg:x="0.076cm" svg:y="0.055cm"><draw:text-box><text:p text:style-name="P280"><text:span text:style-name="T174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281" svg:width="17.985cm" svg:height="0.825cm" svg:x="0.076cm" svg:y="0.055cm"><draw:text-box><text:p text:style-name="P280"><text:span text:style-name="T174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281" svg:width="17.985cm" svg:height="0.825cm" svg:x="0.076cm" svg:y="0.055cm"><draw:text-box><text:p text:style-name="P280"><text:span text:style-name="T174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33">çünkü yeni dosya eklenmesi halinde bir sonraki günü beklememiz gerekir “</text:span><text:span text:style-name="T32">locate</text:span><text:span text:style-name="T133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281" svg:width="17.985cm" svg:height="0.825cm" svg:x="0.076cm" svg:y="0.055cm"><draw:text-box><text:p text:style-name="P280"><text:span text:style-name="T174">sudo updatedb</text:span></text:p></draw:text-box></draw:frame></text:p>
      <text:p text:style-name="P183"/>
      <text:p text:style-name="P183"><draw:frame draw:style-name="fr1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62">Yukarıda ilk olarak “new_file_locate.txt” isminde dosya oluştururuz. </text:p>
        </text:list-item>
        <text:list-item>
          <text:p text:style-name="P262">Daha sonra “<text:span text:style-name="T11">locate</text:span>” komutunu çalıştırınca herhangi bir sonuç elde etmeyiz.</text:p>
        </text:list-item>
        <text:list-item>
          <text:p text:style-name="P262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49">Find Komutu</text:p>
      <text:p text:style-name="P183"/>
      <text:p text:style-name="P185"><text:span text:style-name="T137">Dosya </text:span><text:span text:style-name="T138">ve klasör</text:span><text:span text:style-name="T137"> arama yapmamızı sağlar. </text:span>Herhangi bir parametre girmememiz durumunda bulunduğumuz konum <text:span text:style-name="T135">altındaki</text:span> <text:span text:style-name="T134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281" svg:width="17.985cm" svg:height="0.825cm" svg:x="0.076cm" svg:y="0.055cm"><draw:text-box><text:p text:style-name="P280"><text:span text:style-name="T174">find ./hedef/</text:span></text:p></draw:text-box></draw:frame></text:p>
      <text:p text:style-name="P182"><draw:frame draw:style-name="fr1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281" svg:width="17.985cm" svg:height="0.825cm" svg:x="0.076cm" svg:y="0.055cm"><draw:text-box><text:p text:style-name="P280"><text:span text:style-name="T174">find ./hedef/ -maxdepth 2</text:span></text:p></draw:text-box></draw:frame></text:p>
      <text:p text:style-name="P187"/>
      <text:p text:style-name="P187"><draw:frame draw:style-name="fr1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281" svg:width="17.985cm" svg:height="0.825cm" svg:x="0.076cm" svg:y="0.055cm"><draw:text-box><text:p text:style-name="P280"><text:span text:style-name="T174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281" svg:width="17.985cm" svg:height="0.825cm" svg:x="0.076cm" svg:y="0.055cm"><draw:text-box><text:p text:style-name="P280"><text:span text:style-name="T174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36">klasörü altında</text:span>;</text:p>
      <text:p text:style-name="P190"/>
      <text:p text:style-name="P190"><draw:frame text:anchor-type="paragraph" draw:z-index="162" draw:name="Metin Çerçevesi 87" draw:style-name="gr1" draw:text-style-name="P281" svg:width="17.985cm" svg:height="0.825cm" svg:x="0.076cm" svg:y="0.055cm"><draw:text-box><text:p text:style-name="P280"><text:span text:style-name="T174">find ./hedef/ -name “file1.txt”</text:span></text:p></draw:text-box></draw:frame></text:p>
      <text:p text:style-name="P190"/>
      <text:p text:style-name="P190"><draw:frame draw:style-name="fr1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192">Regex kullanarak <text:span text:style-name="T139">tüm dosyaların içinde</text:span> arama yapmak istersek;</text:p>
      <text:p text:style-name="P192"/>
      <text:p text:style-name="P192"><draw:frame draw:style-name="fr1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193">“file” ile başlayan tüm dosyaları listelemek istersek;</text:p>
      <text:p text:style-name="P193"/>
      <text:p text:style-name="P193"><draw:frame text:anchor-type="paragraph" draw:z-index="165" draw:name="Metin Çerçevesi 88" draw:style-name="gr1" draw:text-style-name="P281" svg:width="17.985cm" svg:height="0.825cm" svg:x="0.076cm" svg:y="0.055cm"><draw:text-box><text:p text:style-name="P280"><text:span text:style-name="T174">find -name “file*” -type f</text:span></text:p></draw:text-box></draw:frame></text:p>
      <text:p text:style-name="P190"/>
      <text:p text:style-name="P190"/>
      <text:p text:style-name="P190"/>
      <text:p text:style-name="P194"><text:soft-page-break/>Dosya boyutuna göre de arama yapılabilir. <text:span text:style-name="T140">100KB altındaki dosyaları listeleyelim.</text:span></text:p>
      <text:p text:style-name="P194"/>
      <text:p text:style-name="P194"><draw:frame text:anchor-type="paragraph" draw:z-index="166" draw:name="Metin Çerçevesi 89" draw:style-name="gr1" draw:text-style-name="P281" svg:width="17.985cm" svg:height="0.825cm" svg:x="0.076cm" svg:y="0.055cm"><draw:text-box><text:p text:style-name="P280"><text:span text:style-name="T174">find / -type f -size -100k</text:span></text:p></draw:text-box></draw:frame></text:p>
      <text:p text:style-name="P194"/>
      <text:p text:style-name="P190"/>
      <text:p text:style-name="P195">100MB’dan büyük dosyaları listelersek;</text:p>
      <text:p text:style-name="P195"/>
      <text:p text:style-name="P195"><draw:frame text:anchor-type="paragraph" draw:z-index="167" draw:name="Metin Çerçevesi 90" draw:style-name="gr1" draw:text-style-name="P281" svg:width="17.985cm" svg:height="0.825cm" svg:x="0.076cm" svg:y="0.055cm"><draw:text-box><text:p text:style-name="P280"><text:span text:style-name="T174">find / -type f -size +100M</text:span></text:p></draw:text-box></draw:frame></text:p>
      <text:p text:style-name="P190"/>
      <text:p text:style-name="P190"/>
      <text:p text:style-name="P196">10MB’dan büyük <text:span text:style-name="T141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281" svg:width="17.985cm" svg:height="0.825cm" svg:x="0.076cm" svg:y="0.055cm"><draw:text-box><text:p text:style-name="P280"><text:span text:style-name="T174">find / -type f -size +10M -size -20M</text:span></text:p></draw:text-box></draw:frame></text:p>
      <text:p text:style-name="P190"/>
      <text:p text:style-name="P190"/>
      <text:p text:style-name="P197">Eğer default olarak size opsiyonları arasına bir operatör belirtmezsek AND olarak algılar. OR ile belirtmek istersek “<text:span text:style-name="T11">-</text:span><text:span text:style-name="T35">o</text:span>” <text:span text:style-name="T142">opsiyonu ile belirtiriz.</text:span></text:p>
      <text:p text:style-name="P197"/>
      <text:p text:style-name="P197"><draw:frame text:anchor-type="paragraph" draw:z-index="169" draw:name="Metin Çerçevesi 92" draw:style-name="gr1" draw:text-style-name="P281" svg:width="17.985cm" svg:height="0.825cm" svg:x="0.076cm" svg:y="0.055cm"><draw:text-box><text:p text:style-name="P280"><text:span text:style-name="T174">find / -type f -size +10M -o -size -20M</text:span></text:p></draw:text-box></draw:frame></text:p>
      <text:p text:style-name="P197"/>
      <text:p text:style-name="P197"/>
      <text:p text:style-name="P198">Burada yetki problemi ile karşılaşırsak “sudo” ile çalıştırabiliriz. Tabi burada çok fazla dosya olacak. Bunun yerine dosya sayısını öğrenmek istersek;</text:p>
      <text:p text:style-name="P198"/>
      <text:p text:style-name="P198"><draw:frame text:anchor-type="paragraph" draw:z-index="170" draw:name="Metin Çerçevesi 93" draw:style-name="gr1" draw:text-style-name="P281" svg:width="17.985cm" svg:height="0.825cm" svg:x="0.076cm" svg:y="0.055cm"><draw:text-box><text:p text:style-name="P280"><text:span text:style-name="T174">Sudo find / -type f -size +10M -o -size -20M | wc -l</text:span></text:p></draw:text-box></draw:frame></text:p>
      <text:p text:style-name="P190"/>
      <text:p text:style-name="P190"/>
      <text:p text:style-name="P190"><draw:frame draw:style-name="fr2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9">Bir klasör oluşturalım. 100kB üstü 5MB altı <text:span text:style-name="T143">ve max derinliği 2 olan</text:span> tüm dosyaları bu klasöre kopyalayalım.</text:p>
      <text:p text:style-name="P199"/>
      <text:p text:style-name="P200">İlk olarak dosyaları nasıl buluruz;</text:p>
      <text:p text:style-name="P200"/>
      <text:p text:style-name="P200"><draw:frame draw:style-name="fr2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200"><text:span text:style-name="T11"/></text:p>
      <text:p text:style-name="P200"><text:span text:style-name="T11"/></text:p>
      <text:p text:style-name="P200"><text:span text:style-name="T11"/></text:p>
      <text:p text:style-name="P200"><text:soft-page-break/><text:span text:style-name="T11">Find</text:span> komutu içerisinde “<text:span text:style-name="T11">exec</text:span>” komutu ile bulduğumuz dosyalar üzerinde işlem yapabiliyoruz. <text:span text:style-name="T144">Yine hatırlatma olarak yetki gerektiren dosyalar için bu komutu “</text:span><text:span text:style-name="T36">sudo</text:span><text:span text:style-name="T144">” ile çalıştırırız. Sonda kullanılan “</text:span><text:span text:style-name="T36">\;</text:span><text:span text:style-name="T144">” komutu ile ise komutun bittiğini belirtiriz.</text:span></text:p>
      <text:p text:style-name="P200"/>
      <text:p text:style-name="P200"><draw:frame text:anchor-type="paragraph" draw:z-index="173" draw:name="Metin Çerçevesi 94" draw:style-name="gr1" draw:text-style-name="P281" svg:width="17.985cm" svg:height="0.825cm" svg:x="0.076cm" svg:y="0.055cm"><draw:text-box><text:p text:style-name="P280"><text:span text:style-name="T174">find / -maxdepth 2 -type f -size +100k -size -5M -exec cp {} ~/new_folder/ \;</text:span></text:p></draw:text-box></draw:frame></text:p>
      <text:p text:style-name="P200"/>
      <text:p text:style-name="P200"/>
      <text:p text:style-name="P202"/>
      <text:p text:style-name="P202">Kritik yerlerde bul ve sil gibi bir işlem yapmak istersek problem olabilir.</text:p>
      <text:p text:style-name="P202"/>
      <text:p text:style-name="P202">Burada bul, benden onay al ve sil şeklinde bir yönteme gideriz.<text:line-break/></text:p>
      <text:p text:style-name="P202"><draw:frame text:anchor-type="paragraph" draw:z-index="175" draw:name="Metin Çerçevesi 95" draw:style-name="gr1" draw:text-style-name="P281" svg:width="17.985cm" svg:height="0.825cm" svg:x="0.076cm" svg:y="0.055cm"><draw:text-box><text:p text:style-name="P280"><text:span text:style-name="T174">find / -maxdepth 2 -type f -size +100k -size -5M -ok {} ~/new_folder/ \;</text:span></text:p></draw:text-box></draw:frame></text:p>
      <text:p text:style-name="P202"/>
      <text:p text:style-name="P202"/>
      <text:p text:style-name="P202"><draw:frame draw:style-name="fr2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01"/>
      <text:p text:style-name="P203">Şimdi ise project klasörü ve altında “<text:span text:style-name="T145">folder</text:span>” ön ek ile başlayıp son kısım olarak 1’den 500’e kadar değer alan klasörler ekleyelim. <text:s/><text:span text:style-name="T145">Bu klasörlerin altında da “file” ön ekiyle başlayıp son kısım olarak 1’den 100’e kadar “txt” dosyaları ekleyelim.</text:span></text:p>
      <text:p text:style-name="P203"/>
      <text:p text:style-name="P203"><draw:frame text:anchor-type="paragraph" draw:z-index="176" draw:name="Metin Çerçevesi 96" draw:style-name="gr2" draw:text-style-name="P281" svg:width="17.985cm" svg:height="1.033cm" svg:x="0.076cm" svg:y="0.055cm"><draw:text-box><text:p text:style-name="P280"><text:span text:style-name="T174">mkdir -p project/folder{1..500}</text:span><text:span text:style-name="T174"><text:line-break/></text:span><text:span text:style-name="T174">touch project/folder{1..500}/file{1..100}.txt</text:span></text:p></draw:text-box></draw:frame></text:p>
      <text:p text:style-name="P203"/>
      <text:p text:style-name="P203"/>
      <text:p text:style-name="P203"/>
      <text:p text:style-name="P204">Şimdi ise “<text:span text:style-name="T11">project</text:span>” klasörü içerisinde “<text:span text:style-name="T11">file1.txt</text:span>” dosyalarını arayalım.</text:p>
      <text:p text:style-name="P204"/>
      <text:p text:style-name="P204"><draw:frame text:anchor-type="paragraph" draw:z-index="177" draw:name="Metin Çerçevesi 97" draw:style-name="gr1" draw:text-style-name="P281" svg:width="17.985cm" svg:height="0.825cm" svg:x="0.076cm" svg:y="0.055cm"><draw:text-box><text:p text:style-name="P280"><text:span text:style-name="T174">find project/ -name file1.txt</text:span></text:p></draw:text-box></draw:frame></text:p>
      <text:p text:style-name="P203"/>
      <text:p text:style-name="P203"/>
      <text:p text:style-name="P205">Eğer 1 ile 500 arasında random bir sayı almak istersek “<text:span text:style-name="T11">shuf</text:span>” komutunu kullanabiliriz.</text:p>
      <text:p text:style-name="P205"/>
      <text:p text:style-name="P205"><draw:frame text:anchor-type="paragraph" draw:z-index="178" draw:name="Metin Çerçevesi 98" draw:style-name="gr1" draw:text-style-name="P281" svg:width="17.985cm" svg:height="0.825cm" svg:x="0.076cm" svg:y="0.055cm"><draw:text-box><text:p text:style-name="P280"><text:span text:style-name="T174">shuf -i 1-500 -n 1</text:span></text:p></draw:text-box></draw:frame></text:p>
      <text:p text:style-name="P205"/>
      <text:p text:style-name="P205"><draw:frame draw:style-name="fr1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05"/>
      <text:p text:style-name="P205"/>
      <text:p text:style-name="P205"/>
      <text:p text:style-name="P205"/>
      <text:p text:style-name="P203"/>
      <text:p text:style-name="P203"/>
      <text:p text:style-name="P206">Random belirlediğim bir dosya adı içerisinde “<text:span text:style-name="T11">gizli.txt</text:span>” isimli dosya oluşturalım. <text:span text:style-name="T146">Burada “</text:span><text:span text:style-name="T37">command substitution</text:span><text:span text:style-name="T146">” yöntemi kullanacağız.</text:span></text:p>
      <text:p text:style-name="P203"/>
      <text:p text:style-name="P203"><draw:frame text:anchor-type="paragraph" draw:z-index="180" draw:name="Metin Çerçevesi 99" draw:style-name="gr1" draw:text-style-name="P281" svg:width="17.985cm" svg:height="0.825cm" svg:x="0.076cm" svg:y="0.055cm"><draw:text-box><text:p text:style-name="P280"><text:span text:style-name="T174">touch project/folder$(shuf -i 1-500 -n 1)/gizli.txt</text:span></text:p></draw:text-box></draw:frame></text:p>
      <text:p text:style-name="P203"/>
      <text:p text:style-name="P203"/>
      <text:p text:style-name="P207"><text:soft-page-break/>Yukarıda rastgele bir klasör içinde oluşturulan “<text:span text:style-name="T11">gizli.txt</text:span>” isimli dosyayı bulmak istersek;</text:p>
      <text:p text:style-name="P207"/>
      <text:p text:style-name="P207"><draw:frame text:anchor-type="paragraph" draw:z-index="181" draw:name="Metin Çerçevesi 100" draw:style-name="gr1" draw:text-style-name="P281" svg:width="17.985cm" svg:height="0.825cm" svg:x="0.076cm" svg:y="0.055cm"><draw:text-box><text:p text:style-name="P280"><text:span text:style-name="T174">find project/ -name gizli.txt</text:span></text:p></draw:text-box></draw:frame></text:p>
      <text:p text:style-name="P203"/>
      <text:p text:style-name="P203"><draw:frame draw:style-name="fr2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03"/>
      <text:p text:style-name="P208">Eğer bu oluşturulan dosyayı da “<text:span text:style-name="T11">find</text:span>” komutu sonucunda <text:span text:style-name="T147">mevcut konuma </text:span>kopyalamak istersek;</text:p>
      <text:p text:style-name="P208"/>
      <text:p text:style-name="P208"><draw:frame text:anchor-type="paragraph" draw:z-index="183" draw:name="Metin Çerçevesi 101" draw:style-name="gr1" draw:text-style-name="P281" svg:width="17.985cm" svg:height="0.825cm" svg:x="0.076cm" svg:y="0.055cm"><draw:text-box><text:p text:style-name="P280"><text:span text:style-name="T174">find project/ -name gizli.txt -exec cp {} . \;</text:span></text:p></draw:text-box></draw:frame></text:p>
      <text:p text:style-name="P203"/>
      <text:p text:style-name="P203"/>
      <text:p text:style-name="P203"/>
      <text:p text:style-name="P250">Dosya Görüntüleme</text:p>
      <text:p text:style-name="P250"/>
      <text:p text:style-name="P209">“<text:span text:style-name="T38">cat</text:span>” <text:span text:style-name="T148">komutu ile dosya içeriklerini görebiliyorduk.</text:span></text:p>
      <text:p text:style-name="P209"/>
      <text:p text:style-name="P210">Eğer <text:span text:style-name="T149">output için</text:span> “<text:span text:style-name="T11">tac</text:span>” kullanırsak bu sıralamayı sondan başa alırız.</text:p>
      <text:p text:style-name="P210"/>
      <text:p text:style-name="P210"><draw:frame draw:style-name="fr2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11">Burada satırları tersten yazdırmak istersek “<text:span text:style-name="T11">rev</text:span>” komutu kullanırız. <text:span text:style-name="T150">İki şekilde de kullanabiliriz. Birincisi komutu direkt olarak yazmak, diğeri ise “</text:span><text:span text:style-name="T39">cat</text:span><text:span text:style-name="T150">” komutunun output diğerine işlem uygulamaktır.</text:span></text:p>
      <text:p text:style-name="P211"/>
      <text:p text:style-name="P211"><draw:frame draw:style-name="fr1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0"/>
      <text:p text:style-name="P210"/>
      <text:p text:style-name="P210"/>
      <text:p text:style-name="P210"/>
      <text:p text:style-name="P213"/>
      <text:p text:style-name="P212"/>
      <text:p text:style-name="P212"/>
      <text:p text:style-name="P212"/>
      <text:p text:style-name="P212"/>
      <text:p text:style-name="P212"><text:soft-page-break/>“<text:span text:style-name="T11">head</text:span>” komutu ile <text:span text:style-name="T151">bir dosyayı baştan itibaren ele alabiliriz. Örneğin çok fazla verinin olduğu bir dosyayı ele alırsak, bu veri dosyasında bu dosyada ilk 50 satırı getirmek istersek </text:span><text:span text:style-name="T152">(default 10)</text:span><text:span text:style-name="T151">;</text:span></text:p>
      <text:p text:style-name="P212"/>
      <text:p text:style-name="P212"><draw:frame text:anchor-type="paragraph" draw:z-index="186" draw:name="Metin Çerçevesi 102" draw:style-name="gr1" draw:text-style-name="P281" svg:width="17.985cm" svg:height="0.825cm" svg:x="0.076cm" svg:y="0.055cm"><draw:text-box><text:p text:style-name="P280"><text:span text:style-name="T174">head -n 50 error.txt</text:span></text:p></draw:text-box></draw:frame></text:p>
      <text:p text:style-name="P209"/>
      <text:p text:style-name="P209"/>
      <text:p text:style-name="P209">“<text:span text:style-name="T153">tail</text:span>” <text:span text:style-name="T153">komutu ile bir dosyayı sondan itibaren ele alabiliriz.</text:span></text:p>
      <text:p text:style-name="P209"/>
      <text:p text:style-name="P203"><draw:frame text:anchor-type="paragraph" draw:z-index="187" draw:name="Metin Çerçevesi 103" draw:style-name="gr1" draw:text-style-name="P281" svg:width="17.985cm" svg:height="0.825cm" svg:x="0.076cm" svg:y="0.055cm"><draw:text-box><text:p text:style-name="P280"><text:span text:style-name="T174">tail -n 50 error.txt</text:span></text:p></draw:text-box></draw:frame></text:p>
      <text:p text:style-name="P203"/>
      <text:p text:style-name="P203"/>
      <text:p text:style-name="P203">“<text:span text:style-name="T40">less</text:span>” <text:span text:style-name="T154">komutu ile ise daha kullanışlı biçimde bir sayfalama ile ilerleyebiliriz.</text:span></text:p>
      <text:p text:style-name="P203"/>
      <text:p text:style-name="P203"><draw:frame text:anchor-type="paragraph" draw:z-index="188" draw:name="Metin Çerçevesi 104" draw:style-name="gr1" draw:text-style-name="P281" svg:width="17.985cm" svg:height="0.825cm" svg:x="0.076cm" svg:y="0.055cm"><draw:text-box><text:p text:style-name="P280"><text:span text:style-name="T174">less error.txt</text:span></text:p></draw:text-box></draw:frame></text:p>
      <text:p text:style-name="P203"/>
      <text:p text:style-name="P203"/>
      <text:p text:style-name="P214">Bir dosyayı “<text:span text:style-name="T11">cat</text:span>” komutu ile görüntüleyip, çıktısını<text:span text:style-name="T155">n</text:span> “<text:span text:style-name="T11">head</text:span>” komutu ile ilk 30 satırı<text:span text:style-name="T155">nı daha sonra bunun da çıktından “</text:span><text:span text:style-name="T41">tail</text:span><text:span text:style-name="T155">” komutu ile son 5 satırını alabiliriz. Yani kısacası tüm verinin 25 ile 30. satırları arasını ele alabiliriz.</text:span></text:p>
      <text:p text:style-name="P214"/>
      <text:p text:style-name="P214"><draw:frame text:anchor-type="paragraph" draw:z-index="189" draw:name="Metin Çerçevesi 105" draw:style-name="gr1" draw:text-style-name="P281" svg:width="17.985cm" svg:height="0.825cm" svg:x="0.076cm" svg:y="0.055cm"><draw:text-box><text:p text:style-name="P280"><text:span text:style-name="T174">cat error.txt | head -n 30 | tail -5</text:span></text:p></draw:text-box></draw:frame></text:p>
      <text:p text:style-name="P203"/>
      <text:p text:style-name="P203"/>
      <text:p text:style-name="P203"/>
      <text:p text:style-name="P251">Veri Düzenleme İşlemleri</text:p>
      <text:p text:style-name="P203"/>
      <text:p text:style-name="P215">“<text:span text:style-name="T42">sort</text:span>” <text:span text:style-name="T156">komutu ile </text:span><text:span text:style-name="T158">alfabetik veya</text:span><text:span text:style-name="T156"> nümerik olarak sıralama yapabiliriz.</text:span></text:p>
      <text:p text:style-name="P203"/>
      <text:p text:style-name="P216"><draw:frame text:anchor-type="paragraph" draw:z-index="190" draw:name="Metin Çerçevesi 106" draw:style-name="gr2" draw:text-style-name="P281" svg:width="17.985cm" svg:height="1.033cm" svg:x="0.203cm" svg:y="0.097cm"><draw:text-box><text:p text:style-name="P280"><text:span text:style-name="T174">cat error.txt</text:span><text:span text:style-name="T174"><text:line-break/></text:span><text:span text:style-name="T174">sort error.txt</text:span></text:p></draw:text-box></draw:frame></text:p>
      <text:p text:style-name="P203"/>
      <text:p text:style-name="P203"/>
      <text:p text:style-name="P203"/>
      <text:p text:style-name="P217">Yukarıda görüldüğü üzere <text:span text:style-name="T157">önce dosyayı görüntülüyoruz. Daha sonra ise sıralama işlemi yapıyoruz. Sonuç aşağıdaki gibi olacaktır.</text:span></text:p>
      <text:p text:style-name="P217"/>
      <text:p text:style-name="P217"><draw:frame draw:style-name="fr3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18">Sıralamayı tersten yapmak istersek “<text:span text:style-name="T11">-r</text:span>” (veya “<text:span text:style-name="T11">--reverse</text:span>”) opsiyonunu kullanırız.</text:p>
      <text:p text:style-name="P218"/>
      <text:p text:style-name="P218"><draw:frame text:anchor-type="paragraph" draw:z-index="192" draw:name="Metin Çerçevesi 107" draw:style-name="gr1" draw:text-style-name="P281" svg:width="17.985cm" svg:height="0.825cm" svg:x="0.203cm" svg:y="0.097cm"><draw:text-box><text:p text:style-name="P280"><text:span text:style-name="T174">sort -r error.txt</text:span></text:p></draw:text-box></draw:frame></text:p>
      <text:p text:style-name="P203"/>
      <text:p text:style-name="P203"/>
      <text:p text:style-name="P219">Eğer bir dosyada tekrar eden objeleri ayırmak istersek “<text:span text:style-name="T11">-u</text:span>” opsiyonu (veya “—<text:span text:style-name="T11">unique</text:span>”) kullanılabilir;</text:p>
      <text:p text:style-name="P219"/>
      <text:p text:style-name="P219"><draw:frame text:anchor-type="paragraph" draw:z-index="193" draw:name="Metin Çerçevesi 108" draw:style-name="gr1" draw:text-style-name="P281" svg:width="17.985cm" svg:height="0.825cm" svg:x="0.203cm" svg:y="0.097cm"><draw:text-box><text:p text:style-name="P280"><text:span text:style-name="T174">sort -u error.txt</text:span></text:p></draw:text-box></draw:frame></text:p>
      <text:p text:style-name="P203"/>
      <text:p text:style-name="P220"><draw:frame text:anchor-type="paragraph" draw:z-index="194" draw:name="Metin Çerçevesi 109" draw:style-name="gr1" draw:text-style-name="P281" svg:width="17.985cm" svg:height="0.825cm" svg:x="0.139cm" svg:y="1.304cm"><draw:text-box><text:p text:style-name="P280"><text:span text:style-name="T174">sort numbers.txt</text:span></text:p></draw:text-box></draw:frame><text:soft-page-break/>Eğer “<text:span text:style-name="T11">numbers.txt</text:span>” dosyası içerisinde rastgele yazılmış sayıları sıralamak istersekte aynı şe<text:span text:style-name="T159">kilde ilerleriz.<text:line-break/><text:line-break/></text:span></text:p>
      <text:p text:style-name="P203"/>
      <text:p text:style-name="P203"><draw:frame draw:style-name="fr1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1"/>
      <text:p text:style-name="P201"/>
      <text:p text:style-name="P199"/>
      <text:p text:style-name="P190"/>
      <text:p text:style-name="P190"/>
      <text:p text:style-name="P190"/>
      <text:p text:style-name="P221"><text:line-break/>Yukarıda görüldüğü üzere bir yanlışlık oluştu. Burada ilk harfleri baz aldı ve nümerik olarak sıralamadı.</text:p>
      <text:p text:style-name="P222">Eğer nümerik olarak sıralanmasını istersek “<text:span text:style-name="T11">-n</text:span>” opsiyonunu (veya “—<text:span text:style-name="T11">numeric-sort</text:span>”) kullanırız.</text:p>
      <text:p text:style-name="P222"/>
      <text:p text:style-name="P222"><draw:frame text:anchor-type="paragraph" draw:z-index="196" draw:name="Metin Çerçevesi 110" draw:style-name="gr1" draw:text-style-name="P281" svg:width="17.985cm" svg:height="0.825cm" svg:x="0.076cm" svg:y="0.055cm"><draw:text-box><text:p text:style-name="P280"><text:span text:style-name="T174">sort -n numbers.txt</text:span></text:p></draw:text-box></draw:frame></text:p>
      <text:p text:style-name="P191"/>
      <text:p text:style-name="P190"><draw:frame draw:style-name="fr1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23">Görüldüğü üzere nümerik olarak sıralama gerçekleşti..</text:p>
      <text:p text:style-name="P223"/>
      <text:p text:style-name="P224">Sütun veya satırlara göre işlem yapmak istersek;</text:p>
      <text:p text:style-name="P224"/>
      <text:p text:style-name="P224">İlk olarak bir örnek üzerinden gidelim;</text:p>
      <text:p text:style-name="P224"/>
      <text:p text:style-name="P224"/>
      <text:p text:style-name="P224"><draw:frame draw:style-name="fr2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24"/>
      <text:p text:style-name="P225">Bu sütunların ne anlama geldiğini daha önceden yazmıştık. <text:span text:style-name="T160">Burada </text:span><text:span text:style-name="T43">4096</text:span><text:span text:style-name="T160"> bayt ile başlayan ve dosya boyutunu veren kısma göre sıralama yapmak </text:span><text:span text:style-name="T161">ve daha sonrasında ise “reverse” işlemi uygulayıp tersten sıralamak istersem. </text:span><text:span text:style-name="T162">Burada “Human readable” kısmını da gözden kaçırmayalım ve opsiyonlarımıza “</text:span><text:span text:style-name="T44">-h</text:span><text:span text:style-name="T162">” opsiyonunu da ekleyelim.</text:span></text:p>
      <text:p text:style-name="P225"/>
      <text:p text:style-name="P225"><draw:frame draw:style-name="fr2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26">Eğer ay bilgisine göre sıralamak istersek <text:span text:style-name="T163">(“M” </text:span><text:span text:style-name="T164">ay bilgisine göre</text:span><text:span text:style-name="T163">)</text:span>;</text:p>
      <text:p text:style-name="P226"/>
      <text:p text:style-name="P226"><draw:frame text:anchor-type="paragraph" draw:z-index="200" draw:name="Metin Çerçevesi 111" draw:style-name="gr1" draw:text-style-name="P281" svg:width="17.985cm" svg:height="0.825cm" svg:x="0.076cm" svg:y="0.055cm"><draw:text-box><text:p text:style-name="P280"><text:span text:style-name="T174">ls -lh /var | head -n 20 | sort -k 6M</text:span></text:p></draw:text-box></draw:frame></text:p>
      <text:p text:style-name="P225"/>
      <text:p text:style-name="P225"/>
      <text:p text:style-name="P263"/>
      <text:p text:style-name="P279">Dosya Ve Klasör Arşivleme</text:p>
      <text:p text:style-name="P225"/>
      <text:p text:style-name="P265"><draw:frame text:anchor-type="paragraph" draw:z-index="201" draw:name="Metin Çerçevesi 112" draw:style-name="gr1" draw:text-style-name="P281" svg:width="17.985cm" svg:height="0.825cm" svg:x="0.076cm" svg:y="0.878cm"><draw:text-box><text:p text:style-name="P280"><text:span text:style-name="T174">tar -cvf test_arhive.tar file3 file4</text:span></text:p></draw:text-box></draw:frame><text:span text:style-name="T165">Dosya </text:span><text:span text:style-name="T166">zipleme</text:span><text:span text:style-name="T165"> işlemi ile başlayalım. </text:span><text:span text:style-name="T166">Linux taraflı isimlendirmesi “</text:span><text:span text:style-name="T167">tar</text:span><text:span text:style-name="T166">” olarak geçiyor.<text:line-break/><text:line-break/></text:span></text:p>
      <text:p text:style-name="P265"/>
      <text:p text:style-name="P265">“<text:span text:style-name="T11">-</text:span><text:span text:style-name="T45">c</text:span>” <text:span text:style-name="T168">(create)</text:span> <text:span text:style-name="T168">opsiyonu ile yeni bir arşiv oluşturuyoruz. “</text:span><text:span text:style-name="T45">-v</text:span><text:span text:style-name="T168">” ile (verbose) bilgi verme işlemi uygulanır. <text:line-break/>“</text:span><text:span text:style-name="T45">-f</text:span><text:span text:style-name="T168">” ile ise isim verme işlemi uygulanır.</text:span></text:p>
      <text:p text:style-name="P265"/>
      <text:p text:style-name="P265"/>
      <text:p text:style-name="P265"><draw:frame draw:style-name="fr2" draw:name="Görüntü91" text:anchor-type="char" svg:width="18.002cm" svg:height="1.923cm" draw:z-index="202"><draw:image xlink:href="Pictures/10000000000003790000005F7240A9E623B3F569.png" xlink:type="simple" xlink:show="embed" xlink:actuate="onLoad" draw:mime-type="image/png"/></draw:frame><text:soft-page-break/></text:p>
      <text:p text:style-name="P265"><draw:frame draw:style-name="fr1" draw:name="Görüntü92" text:anchor-type="char" svg:x="0.026cm" svg:y="0cm" svg:width="11.049cm" svg:height="2.963cm" draw:z-index="203"><draw:image xlink:href="Pictures/100000000000020A0000008CFE129ED7877372FB.png" xlink:type="simple" xlink:show="embed" xlink:actuate="onLoad" draw:mime-type="image/png"/></draw:frame><text:line-break/></text:p>
      <text:p text:style-name="P225"/>
      <text:p text:style-name="P225"/>
      <text:p text:style-name="P225"/>
      <text:p text:style-name="P225"/>
      <text:p text:style-name="P225"/>
      <text:p text:style-name="P225"/>
      <text:p text:style-name="P266">Eğer bu TAR dosyasının içinde ne olduğunu görmek istersek “<text:span text:style-name="T11">-</text:span><text:span text:style-name="T46">t</text:span>” <text:span text:style-name="T169">(</text:span><text:span text:style-name="T46">--test-label</text:span><text:span text:style-name="T169">)</text:span> <text:span text:style-name="T169">opsiyonunu ve “</text:span><text:span text:style-name="T46">-f</text:span><text:span text:style-name="T169">” ile de dosyanın adını yazarız.</text:span></text:p>
      <text:p text:style-name="P266"/>
      <text:p text:style-name="P266"><draw:frame text:anchor-type="paragraph" draw:z-index="204" draw:name="Metin Çerçevesi 113" draw:style-name="gr1" draw:text-style-name="P281" svg:width="17.985cm" svg:height="0.825cm" svg:x="0.076cm" svg:y="0.055cm"><draw:text-box><text:p text:style-name="P280"><text:span text:style-name="T174">tar -tf test_archive.tar</text:span></text:p></draw:text-box></draw:frame></text:p>
      <text:p text:style-name="P266"/>
      <text:p text:style-name="P267"/>
      <text:p text:style-name="P267">Eğer TAR dosyasının içindekiler çıkartmak istersek “<text:span text:style-name="T11">-x</text:span>” (extract) opsiyonunu kullanırız.</text:p>
      <text:p text:style-name="P267"/>
      <text:p text:style-name="P267"><draw:frame text:anchor-type="paragraph" draw:z-index="205" draw:name="Metin Çerçevesi 114" draw:style-name="gr1" draw:text-style-name="P281" svg:width="17.985cm" svg:height="0.825cm" svg:x="0.076cm" svg:y="0.055cm"><draw:text-box><text:p text:style-name="P280"><text:span text:style-name="T174">tar -xvf test_archive.tar</text:span></text:p></draw:text-box></draw:frame></text:p>
      <text:p text:style-name="P266"/>
      <text:p text:style-name="P266"/>
      <text:p text:style-name="P268">Şimdi ise TAR <text:span text:style-name="T170">dosyası</text:span> <text:span text:style-name="T11">sıkıştırma</text:span> işlemini görelim.</text:p>
      <text:p text:style-name="P268"/>
      <text:p text:style-name="P269">İlk olarak yeni bir TAR dosyası oluşturalım.</text:p>
      <text:p text:style-name="P269"/>
      <text:p text:style-name="P270"><draw:frame text:anchor-type="paragraph" draw:z-index="206" draw:name="Metin Çerçevesi 115" draw:style-name="gr1" draw:text-style-name="P281" svg:width="17.985cm" svg:height="0.825cm" svg:x="0.076cm" svg:y="0.055cm"><draw:text-box><text:p text:style-name="P280"><text:span text:style-name="T174">tar -cvf archive.tar file[1-4].txt</text:span></text:p></draw:text-box></draw:frame></text:p>
      <text:p text:style-name="P266"/>
      <text:p text:style-name="P266"/>
      <text:p text:style-name="P271">Burada arşiv dosyası oluşturduk ancak henüz zipleme işlemi yapmadık. <text:span text:style-name="T171">Burada 2 komuttan yardım alıyoruz. Bunlar “</text:span><text:span text:style-name="T47">gzip</text:span><text:span text:style-name="T171">” ve “</text:span><text:span text:style-name="T47">bzip2</text:span><text:span text:style-name="T171">” </text:span><text:span text:style-name="T172">komutlarıdır.</text:span></text:p>
      <text:p text:style-name="P271"/>
      <text:p text:style-name="P272">Şimdi zipleme işlemini uygulayalım. Ancak ilk halini aşağıda görelim ve ondan sonra ilerleyelim.</text:p>
      <text:p text:style-name="P272"/>
      <text:p text:style-name="P272"><draw:frame draw:style-name="fr1" draw:name="Görüntü93" text:anchor-type="char" svg:x="0.09cm" svg:y="0cm" svg:width="15.96cm" svg:height="3.26cm" draw:z-index="207"><draw:image xlink:href="Pictures/10000000000002F20000009A0B79C53223E927F1.png" xlink:type="simple" xlink:show="embed" xlink:actuate="onLoad" draw:mime-type="image/png"/></draw:frame><draw:frame draw:style-name="fr1" draw:name="Görüntü94" text:anchor-type="char" svg:x="0.058cm" svg:y="3.641cm" svg:width="16.828cm" svg:height="3.683cm" draw:z-index="208"><draw:image xlink:href="Pictures/100000000000031B000000AEEF8AF2724F4040C5.png" xlink:type="simple" xlink:show="embed" xlink:actuate="onLoad" draw:mime-type="image/png"/></draw:frame></text:p>
      <text:p text:style-name="P273">Yukarıda görüldüğü üzere dosyamız sıkıştırılmış haldedir ve 10K’dan 138B kadar düşüş oldu.</text:p>
      <text:p text:style-name="P266"/>
      <text:p text:style-name="P266"/>
      <text:p text:style-name="P274"><text:soft-page-break/>Yukarıda yaptığımız zipleme işlemini geri almak için;</text:p>
      <text:p text:style-name="P274"/>
      <text:p text:style-name="P274"><draw:frame text:anchor-type="paragraph" draw:z-index="209" draw:name="Metin Çerçevesi 116" draw:style-name="gr1" draw:text-style-name="P281" svg:width="17.985cm" svg:height="0.825cm" svg:x="0.076cm" svg:y="0.055cm"><draw:text-box><text:p text:style-name="P280"><text:span text:style-name="T174">gunzip archive.tar.gz</text:span></text:p></draw:text-box></draw:frame></text:p>
      <text:p text:style-name="P266"/>
      <text:p text:style-name="P266"/>
      <text:p text:style-name="P275">Aynı komut kullanımı “<text:span text:style-name="T11">bzip2</text:span>” içinde geçerlidir.</text:p>
      <text:p text:style-name="P275"/>
      <text:p text:style-name="P276">Eğer 2 adımlı şekilde gitmek istemeyip direkt olarak zipleme işlemini de yapmak istersek;</text:p>
      <text:p text:style-name="P266"/>
      <text:p text:style-name="P266"><draw:frame text:anchor-type="paragraph" draw:z-index="210" draw:name="Metin Çerçevesi 117" draw:style-name="gr1" draw:text-style-name="P281" svg:width="17.985cm" svg:height="0.825cm" svg:x="0.076cm" svg:y="0.055cm"><draw:text-box><text:p text:style-name="P280"><text:span text:style-name="T174">tar -cvzf archive.tar.gz file[1-4].txt</text:span></text:p></draw:text-box></draw:frame></text:p>
      <text:p text:style-name="P266"/>
      <text:p text:style-name="P278"><text:line-break/>“<text:span text:style-name="T48">bzip</text:span>” <text:span text:style-name="T173">için bu işlem uygulanırsa;</text:span></text:p>
      <text:p text:style-name="P278"/>
      <text:p text:style-name="P278"><draw:frame text:anchor-type="paragraph" draw:z-index="212" draw:name="Metin Çerçevesi 119" draw:style-name="gr1" draw:text-style-name="P281" svg:width="17.985cm" svg:height="0.825cm" svg:x="0.076cm" svg:y="0.055cm"><draw:text-box><text:p text:style-name="P280"><text:span text:style-name="T174">tar -cvjf archive.tar.gz file[1-4].txt</text:span></text:p></draw:text-box></draw:frame><text:line-break/><text:line-break/><text:line-break/>bu kullanım ile unzip işlemi uygulanmak istenirse;</text:p>
      <text:p text:style-name="P277"/>
      <text:p text:style-name="P277"><draw:frame text:anchor-type="paragraph" draw:z-index="211" draw:name="Metin Çerçevesi 118" draw:style-name="gr1" draw:text-style-name="P281" svg:width="17.985cm" svg:height="0.825cm" svg:x="0.076cm" svg:y="0.055cm"><draw:text-box><text:p text:style-name="P280"><text:span text:style-name="T174">tar -xvzf archive.tar.gz</text:span></text:p></draw:text-box></draw:frame></text:p>
      <text:p text:style-name="P266"/>
      <text:p text:style-name="P266"><draw:frame text:anchor-type="paragraph" draw:z-index="213" draw:name="Metin Çerçevesi 120" draw:style-name="gr1" draw:text-style-name="P281" svg:width="17.985cm" svg:height="0.825cm" svg:x="0.076cm" svg:y="0.055cm"><draw:text-box><text:p text:style-name="P280"><text:span text:style-name="T174">tar -xvjf archive.tar.gz</text:span></text:p></draw:text-box></draw:frame></text:p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25"/>
      <text:p text:style-name="P225"/>
      <text:p text:style-name="P225"/>
      <text:p text:style-name="P2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2-01T11:12:38.906000000</dc:date>
    <meta:editing-duration>PT20H40M29S</meta:editing-duration>
    <meta:editing-cycles>612</meta:editing-cycles>
    <meta:generator>LibreOffice/7.6.2.1$Windows_X86_64 LibreOffice_project/56f7684011345957bbf33a7ee678afaf4d2ba333</meta:generator>
    <meta:document-statistic meta:table-count="0" meta:image-count="94" meta:object-count="0" meta:page-count="38" meta:paragraph-count="331" meta:word-count="3440" meta:character-count="24782" meta:non-whitespace-character-count="21589"/>
  </office:meta>
</office:document-meta>
</file>